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fo:text-align="center" style:justify-single-word="false"/>
    </style:style>
    <style:style style:name="P2" style:family="paragraph" style:parent-style-name="Input_2f_Output">
      <style:text-properties fo:font-weight="normal" style:font-weight-asian="normal" style:font-weight-complex="normal"/>
    </style:style>
    <style:style style:name="P3"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10pt" style:font-size-asian="10pt" style:font-size-complex="10pt"/>
    </style:style>
    <style:style style:name="P4" style:family="paragraph" style:parent-style-name="Input_2f_Output">
      <style:paragraph-properties>
        <style:tab-stops>
          <style:tab-stop style:position="1.3299in"/>
          <style:tab-stop style:position="1.8827in"/>
          <style:tab-stop style:position="2.8299in"/>
          <style:tab-stop style:position="3.6598in"/>
          <style:tab-stop style:position="4.5744in"/>
          <style:tab-stop style:position="5.4146in"/>
        </style:tab-stops>
      </style:paragraph-properties>
      <style:text-properties fo:font-size="9pt" style:font-size-asian="9pt" style:font-size-complex="9pt"/>
    </style:style>
    <style:style style:name="P5"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9pt" style:font-size-asian="9pt" style:font-size-complex="9pt"/>
    </style:style>
    <style:style style:name="P6" style:family="paragraph" style:parent-style-name="Input_2f_Output">
      <style:paragraph-properties>
        <style:tab-stops>
          <style:tab-stop style:position="1.1807in"/>
          <style:tab-stop style:position="1.5535in"/>
          <style:tab-stop style:position="2.3618in"/>
          <style:tab-stop style:position="3in"/>
          <style:tab-stop style:position="3.8083in"/>
          <style:tab-stop style:position="4.5319in"/>
          <style:tab-stop style:position="5.1701in"/>
          <style:tab-stop style:position="6in"/>
        </style:tab-stops>
      </style:paragraph-properties>
      <style:text-properties fo:font-size="8.5pt" style:font-size-asian="8.5pt" style:font-size-complex="8.5pt"/>
    </style:style>
    <style:style style:name="P7" style:family="paragraph" style:parent-style-name="Input_2f_Output">
      <style:paragraph-properties>
        <style:tab-stops>
          <style:tab-stop style:position="1.1382in"/>
          <style:tab-stop style:position="2in"/>
        </style:tab-stops>
      </style:paragraph-properties>
    </style:style>
    <style:style style:name="P8" style:family="paragraph" style:parent-style-name="Table_20_Contents">
      <style:paragraph-properties style:snap-to-layout-grid="false"/>
    </style:style>
    <style:style style:name="P9"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0" style:family="paragraph" style:parent-style-name="Command">
      <style:paragraph-properties fo:margin-left="0.5in" fo:margin-right="0.5in" fo:text-indent="0in" style:auto-text-indent="false"/>
    </style:style>
    <style:style style:name="P11" style:family="paragraph" style:parent-style-name="Text_20_body">
      <style:text-properties style:font-name="Times New Roman"/>
    </style:style>
    <style:style style:name="P12" style:family="paragraph" style:parent-style-name="Text_20_body">
      <style:text-properties style:font-name="Times New Roman" fo:font-weight="normal" style:font-weight-asian="normal" style:font-weight-complex="normal"/>
    </style:style>
    <style:style style:name="P13" style:family="paragraph" style:parent-style-name="Text_20_body">
      <style:text-properties fo:language="en" fo:country="US" style:language-asian="zh" style:country-asian="CN" style:language-complex="hi" style:country-complex="IN"/>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color="#000000"/>
    </style:style>
    <style:style style:name="P16" style:family="paragraph" style:parent-style-name="Text_20_body">
      <style:text-properties fo:color="#000000" fo:language="en" fo:country="US" style:language-asian="zh" style:country-asian="CN" style:language-complex="hi" style:country-complex="IN"/>
    </style:style>
    <style:style style:name="P17" style:family="paragraph" style:parent-style-name="Standard">
      <style:paragraph-properties fo:line-height="0.139in"/>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mmand">
      <style:text-properties style:font-name="Courier New"/>
    </style:style>
    <style:style style:name="P22" style:family="paragraph" style:parent-style-name="Text_20_body" style:list-style-name="WW8Num8"/>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color="#000000"/>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font-size="18pt" style:font-size-asian="18pt" style:font-size-complex="18pt"/>
    </style:style>
    <style:style style:name="P27" style:family="paragraph" style:parent-style-name="Heading_20_1">
      <style:paragraph-properties fo:break-before="page"/>
      <style:text-properties fo:color="#000000" fo:font-size="18pt" style:font-size-asian="18pt" style:font-size-complex="18pt"/>
    </style:style>
    <style:style style:name="P28" style:family="paragraph" style:parent-style-name="Heading_20_2">
      <style:text-properties style:font-name="Arial"/>
    </style:style>
    <style:style style:name="P29" style:family="paragraph" style:parent-style-name="Heading_20_2">
      <style:text-properties style:font-name="Arial" fo:font-weight="bold" style:font-weight-asian="bold" style:font-weight-complex="normal"/>
    </style:style>
    <style:style style:name="P30" style:family="paragraph" style:parent-style-name="Heading_20_2">
      <style:text-properties fo:color="#000000"/>
    </style:style>
    <style:style style:name="P31" style:family="paragraph" style:parent-style-name="Heading_20_2">
      <style:paragraph-properties fo:break-before="auto" fo:break-after="auto"/>
    </style:style>
    <style:style style:name="P32" style:family="paragraph" style:parent-style-name="Heading_20_3">
      <style:text-properties fo:language="en" fo:country="US" style:language-asian="zh" style:country-asian="CN" style:language-complex="hi" style:country-complex="IN"/>
    </style:style>
    <style:style style:name="P33" style:family="paragraph" style:parent-style-name="Heading_20_3">
      <style:paragraph-properties fo:break-before="auto" fo:break-after="auto"/>
    </style:style>
    <style:style style:name="P34" style:family="paragraph" style:parent-style-name="Contents_20_Heading" style:master-page-name="Standard">
      <style:paragraph-properties style:page-number="auto" fo:break-before="auto" fo:break-after="auto"/>
    </style:style>
    <style:style style:name="P35" style:family="paragraph" style:parent-style-name="Input_2f_Output">
      <style:text-properties fo:color="#000000"/>
    </style:style>
    <style:style style:name="P36" style:family="paragraph" style:parent-style-name="List_20_1" style:list-style-name="WW8Num21"/>
    <style:style style:name="P37" style:family="paragraph" style:parent-style-name="List_20_1" style:list-style-name="L1">
      <style:text-properties fo:font-weight="bold" style:font-weight-asian="bold" style:font-weight-complex="bold"/>
    </style:style>
    <style:style style:name="P38" style:family="paragraph" style:parent-style-name="List_20_1" style:list-style-name="L2">
      <style:text-properties fo:font-weight="bold" style:font-weight-asian="bold" style:font-weight-complex="bold"/>
    </style:style>
    <style:style style:name="P39" style:family="paragraph" style:parent-style-name="List_20_1" style:list-style-name="L3">
      <style:text-properties fo:font-weight="bold" style:font-weight-asian="bold" style:font-weight-complex="bold"/>
    </style:style>
    <style:style style:name="P40" style:family="paragraph" style:parent-style-name="List_20_1" style:list-style-name="L4">
      <style:text-properties fo:font-weight="bold" style:font-weight-asian="bold" style:font-weight-complex="bold"/>
    </style:style>
    <style:style style:name="P41" style:family="paragraph" style:parent-style-name="List_20_1" style:list-style-name="L5">
      <style:text-properties fo:font-weight="bold" style:font-weight-asian="bold" style:font-weight-complex="bold"/>
    </style:style>
    <style:style style:name="P42" style:family="paragraph" style:parent-style-name="List_20_1" style:list-style-name="L6">
      <style:text-properties fo:font-weight="bold" style:font-weight-asian="bold" style:font-weight-complex="bold"/>
    </style:style>
    <style:style style:name="P43" style:family="paragraph" style:parent-style-name="List_20_1" style:list-style-name="L7">
      <style:text-properties fo:font-weight="bold" style:font-weight-asian="bold" style:font-weight-complex="bold"/>
    </style:style>
    <style:style style:name="P44" style:family="paragraph" style:parent-style-name="List_20_1" style:list-style-name="L8">
      <style:text-properties fo:font-weight="bold" style:font-weight-asian="bold" style:font-weight-complex="bold"/>
    </style:style>
    <style:style style:name="P45" style:family="paragraph" style:parent-style-name="List_20_1" style:list-style-name="L9">
      <style:text-properties fo:font-weight="bold" style:font-weight-asian="bold" style:font-weight-complex="bold"/>
    </style:style>
    <style:style style:name="P46" style:family="paragraph" style:parent-style-name="List_20_1" style:list-style-name="L10">
      <style:text-properties fo:font-weight="bold" style:font-weight-asian="bold" style:font-weight-complex="bold"/>
    </style:style>
    <style:style style:name="P47" style:family="paragraph" style:parent-style-name="List_20_1" style:list-style-name="L11">
      <style:text-properties fo:font-weight="bold" style:font-weight-asian="bold" style:font-weight-complex="bold"/>
    </style:style>
    <style:style style:name="P48" style:family="paragraph" style:parent-style-name="List_20_1" style:list-style-name="L2">
      <style:text-properties fo:font-style="italic" fo:font-weight="bold" style:font-style-asian="italic" style:font-weight-asian="bold" style:font-style-complex="italic" style:font-weight-complex="bold"/>
    </style:style>
    <style:style style:name="P49" style:family="paragraph" style:parent-style-name="List_20_1" style:list-style-name="L3">
      <style:text-properties fo:font-style="italic" fo:font-weight="bold" style:font-style-asian="italic" style:font-weight-asian="bold" style:font-style-complex="italic" style:font-weight-complex="bold"/>
    </style:style>
    <style:style style:name="P50" style:family="paragraph" style:parent-style-name="List_20_1" style:list-style-name="L9">
      <style:text-properties fo:font-style="italic" fo:font-weight="bold" style:font-style-asian="italic" style:font-weight-asian="bold" style:font-style-complex="italic" style:font-weight-complex="bold"/>
    </style:style>
    <style:style style:name="P51" style:family="paragraph" style:parent-style-name="List_20_1" style:list-style-name="L5"/>
    <style:style style:name="P52" style:family="paragraph" style:parent-style-name="List_20_1" style:list-style-name="L9"/>
    <style:style style:name="P53" style:family="paragraph" style:parent-style-name="List_20_1" style:list-style-name="L12"/>
    <style:style style:name="P54" style:family="paragraph" style:parent-style-name="List_20_1" style:list-style-name="L11">
      <style:paragraph-properties fo:margin-top="0in" fo:margin-bottom="0in">
        <style:tab-stops/>
      </style:paragraph-properties>
      <style:text-properties fo:font-style="italic" fo:font-weight="normal" style:font-style-asian="italic" style:font-weight-asian="normal" style:font-style-complex="italic" style:font-weight-complex="normal"/>
    </style:style>
    <style:style style:name="P55" style:family="paragraph" style:parent-style-name="Standard" style:list-style-name="">
      <style:paragraph-properties fo:margin-top="0.0799in" fo:margin-bottom="0.0799in" style:text-autospace="none" style:writing-mode="lr-tb"/>
      <style:text-properties fo:color="#000000" style:font-name="Times New Roman" style:font-name-complex="Times New Roman"/>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fo:color="#000000" fo:language="en" fo:country="US" style:language-asian="zh" style:country-asian="CN" style:language-complex="hi" style:country-complex="IN"/>
    </style:style>
    <style:style style:name="T5" style:family="text">
      <style:text-properties fo:color="#000000" fo:language="en" fo:country="US" fo:font-weight="bold" style:language-asian="zh" style:country-asian="CN" style:font-weight-asian="bold" style:language-complex="hi" style:country-complex="IN" style:font-weight-complex="bold"/>
    </style:style>
    <style:style style:name="T6" style:family="text">
      <style:text-properties style:font-name="Courier New"/>
    </style:style>
    <style:style style:name="T7"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8" style:family="text">
      <style:text-properties style:font-name="Times New Roman"/>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language="en" fo:country="US" fo:font-weight="bold" style:language-asian="zh" style:country-asian="CN" style:font-weight-asian="bold" style:language-complex="hi" style:country-complex="IN" style:font-weight-complex="bold"/>
    </style:style>
    <style:style style:name="T14" style:family="text">
      <style:text-properties fo:language="en" fo:country="US" style:language-asian="zh" style:country-asian="CN" style:language-complex="hi" style:country-complex="IN"/>
    </style:style>
    <style:style style:name="T15" style:family="text">
      <style:text-properties fo:language="en" fo:country="US" fo:font-weight="normal" style:language-asian="zh" style:country-asian="CN" style:font-weight-asian="normal" style:language-complex="hi" style:country-complex="IN" style:font-weight-complex="normal"/>
    </style:style>
    <style:style style:name="T16" style:family="text">
      <style:text-properties fo:font-variant="normal" fo:text-transform="none" fo:color="#ff0000"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7" style:family="text">
      <style:text-properties fo:color="#ff0000"/>
    </style:style>
    <style:style style:name="T18" style:family="text">
      <style:text-properties fo:color="#ff0000" fo:language="en" fo:country="US" fo:font-weight="normal" style:language-asian="zh" style:country-asian="CN" style:font-weight-asian="normal" style:language-complex="hi" style:country-complex="IN" style:font-weight-complex="normal"/>
    </style:style>
    <style:style style:name="T19" style:family="text">
      <style:text-properties fo:color="#ff0000" fo:font-weight="normal" style:font-weight-asian="normal" style:font-weight-complex="normal"/>
    </style:style>
    <style:style style:name="T20" style:family="text">
      <style:text-properties style:font-name="Courier New1"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ize="9pt" style:font-size-asian="9pt" style:font-size-complex="9pt"/>
    </style:style>
    <style:style style:name="T25" style:family="text">
      <style:text-properties style:font-name="Times New Roman" style:font-name-complex="Times New Roman"/>
    </style:style>
    <style:style style:name="T26" style:family="text">
      <style:text-properties fo:color="#76923c"/>
    </style:style>
    <style:style style:name="T27" style:family="text">
      <style:text-properties fo:color="#76923c" style:font-name="Times New Roman" style:font-name-complex="Times New Roman"/>
    </style:style>
    <style:style style:name="T28"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4">Table of Contents</text:p>
            </text:index-title>
            <text:p text:style-name="P19">Introduction<text:tab/>4</text:p>
            <text:p text:style-name="P18">Purpose of this manual<text:tab/>4</text:p>
            <text:p text:style-name="P18">Conventions Used<text:tab/>4</text:p>
            <text:p text:style-name="P20">Example Commands<text:tab/>4</text:p>
            <text:p text:style-name="P20">Program Input/Output<text:tab/>4</text:p>
            <text:p text:style-name="P18">Common Parameters<text:tab/>4</text:p>
            <text:p text:style-name="P20">Integer<text:tab/>5</text:p>
            <text:p text:style-name="P20">Float<text:tab/>5</text:p>
            <text:p text:style-name="P20">Yes/No<text:tab/>5</text:p>
            <text:p text:style-name="P20">Filename<text:tab/>5</text:p>
            <text:p text:style-name="P20">Label<text:tab/>5</text:p>
            <text:p text:style-name="P20">Description<text:tab/>5</text:p>
            <text:p text:style-name="P19">Installing Biofilter<text:tab/>6</text:p>
            <text:p text:style-name="P18">Prerequisites<text:tab/>6</text:p>
            <text:p text:style-name="P18">Unpacking<text:tab/>6</text:p>
            <text:p text:style-name="P18">Configuration<text:tab/>6</text:p>
            <text:p text:style-name="P18">Compilation<text:tab/>7</text:p>
            <text:p text:style-name="P20">LOKI Setup<text:tab/>7</text:p>
            <text:p text:style-name="P20">Compiling Biofilter<text:tab/>8</text:p>
            <text:p text:style-name="P18">Installation<text:tab/>8</text:p>
            <text:p text:style-name="P18">Rebuilding the Database<text:tab/>8</text:p>
            <text:p text:style-name="P19">Using the Biofilter Application<text:tab/>9</text:p>
            <text:p text:style-name="P18">Configuration Parameters<text:tab/>9</text:p>
            <text:p text:style-name="P20">SETTINGS_DB<text:tab/>9</text:p>
            <text:p text:style-name="P20">MAX_GENE_COUNT<text:tab/>9</text:p>
            <text:p text:style-name="P20">RS_SOURCE<text:tab/>10</text:p>
            <text:p text:style-name="P20">MAP_SOURCE<text:tab/>10</text:p>
            <text:p text:style-name="P20">ADD_GROUP<text:tab/>10</text:p>
            <text:p text:style-name="P20">INCLUDE_GROUPS<text:tab/>10</text:p>
            <text:p text:style-name="P20">INCLUDE_GROUP_FILE<text:tab/>11</text:p>
            <text:p text:style-name="P20">INCLUDE_GROUP_NAMES<text:tab/>11</text:p>
            <text:p text:style-name="P20">INCLUDE_GROUP_NAME_FILE<text:tab/>11</text:p>
            <text:p text:style-name="P20">POPULATION<text:tab/>11</text:p>
            <text:p text:style-name="P20">GENE_BOUNDARY_EXTENSION<text:tab/>11</text:p>
            <text:p text:style-name="P20">REPORT_PREFIX<text:tab/>12</text:p>
            <text:p text:style-name="P20">IMPLICATION_IDX_DUPLICATE_WEIGHT<text:tab/>12</text:p>
            <text:p text:style-name="P20">BINARY_MODEL_ARCHIVE<text:tab/>12</text:p>
            <text:p text:style-name="P20">DISEASE_DEPENDENT_LEVEL<text:tab/>12</text:p>
            <text:p text:style-name="P20">GENOMIC_BUILD<text:tab/>12</text:p>
            <text:p text:style-name="P20">DETAILED_REPORTS<text:tab/>13</text:p>
            <text:p text:style-name="P20">MARKER_INFO_REPORT<text:tab/>13</text:p>
            <text:p text:style-name="P20">SNP_REPORT<text:tab/>13</text:p>
            <text:p text:style-name="P20">SNP_GENE_MAP<text:tab/>13</text:p>
            <text:p text:style-name="P20">GENE_COVERAGE<text:tab/>13</text:p>
            <text:p text:style-name="P20">GENE_REPORT<text:tab/>14</text:p>
            <text:p text:style-name="P20">COVERAGE_RS<text:tab/>14</text:p>
            <text:p text:style-name="P20"><text:soft-page-break/>COVERAGE_MAP<text:tab/>14</text:p>
            <text:p text:style-name="P20">MINIMUM_IMPLICATION_INDEX<text:tab/>14</text:p>
            <text:p text:style-name="P20">MAX_SNP_MODEL_COUNT<text:tab/>14</text:p>
            <text:p text:style-name="P20">EXPORT_SNP_MODELS<text:tab/>15</text:p>
            <text:p text:style-name="P20">EXPORT_GENE_MODELS<text:tab/>15</text:p>
            <text:p text:style-name="P18">Command-Line Options<text:tab/>15</text:p>
            <text:p text:style-name="P20">--sample-config (-S)<text:tab/>15</text:p>
            <text:p text:style-name="P20">--DB &lt;filename&gt;<text:tab/>15</text:p>
            <text:p text:style-name="P20">--marker-info<text:tab/>16</text:p>
            <text:p text:style-name="P20">--binary (-b) &lt;Yes/No&gt;<text:tab/>16</text:p>
            <text:p text:style-name="P20">--list-populations (-P)<text:tab/>16</text:p>
            <text:p text:style-name="P20">--detailed (-D)<text:tab/>16</text:p>
            <text:p text:style-name="P20">--map-snps-to-gene &lt;filename&gt;<text:tab/>16</text:p>
            <text:p text:style-name="P20">--report-gene-coverage<text:tab/>16</text:p>
            <text:p text:style-name="P20">--cov-rs &lt;filename&gt;<text:tab/>17</text:p>
            <text:p text:style-name="P20">--cov-map &lt;filename&gt;<text:tab/>17</text:p>
            <text:p text:style-name="P20">--add-group (-d) &lt;filename&gt;<text:tab/>17</text:p>
            <text:p text:style-name="P20">--gene-file (-g) &lt;filename|ALL&gt;<text:tab/>17</text:p>
            <text:p text:style-name="P20">--list-genes<text:tab/>17</text:p>
            <text:p text:style-name="P20">--snp-report<text:tab/>17</text:p>
            <text:p text:style-name="P20">--map-snps-to-gene<text:tab/>17</text:p>
            <text:p text:style-name="P20">--groups (-G) &lt;label|ALL&gt;<text:tab/>18</text:p>
            <text:p text:style-name="P20">--genes &lt;label|ALL&gt; &lt;label|ALL&gt;<text:tab/>18</text:p>
            <text:p text:style-name="P20">--build (-B) &lt;label&gt;<text:tab/>18</text:p>
            <text:p text:style-name="P20">--PREFIX &lt;label&gt;<text:tab/>18</text:p>
            <text:p text:style-name="P20">--snps (-s) &lt;filename&gt;<text:tab/>18</text:p>
            <text:p text:style-name="P20">--set-population (-p) &lt;label&gt;<text:tab/>19</text:p>
            <text:p text:style-name="P20">--gene-boundary &lt;integer&gt;<text:tab/>19</text:p>
            <text:p text:style-name="P20">--variants (-v) &lt;filename&gt;<text:tab/>19</text:p>
            <text:p text:style-name="P20">--ldspline<text:tab/>19</text:p>
            <text:p text:style-name="P20">--write-models (-W) &lt;float&gt; &lt;integer&gt;<text:tab/>19</text:p>
            <text:p text:style-name="P20">--export-snp-models (-X) &lt;float&gt; &lt;integer&gt;<text:tab/>19</text:p>
            <text:p text:style-name="P19">Input File Formats<text:tab/>20</text:p>
            <text:p text:style-name="P18">Gene Aliases<text:tab/>20</text:p>
            <text:p text:style-name="P18">SNP List<text:tab/>20</text:p>
            <text:p text:style-name="P18">Variant List<text:tab/>20</text:p>
            <text:p text:style-name="P18">Custom Groups<text:tab/>21</text:p>
            <text:p text:style-name="P20">Group Definition<text:tab/>21</text:p>
            <text:p text:style-name="P20">Group File Format<text:tab/>21</text:p>
            <text:p text:style-name="P20">Examples<text:tab/>22</text:p>
            <text:p text:style-name="P19">Model Production<text:tab/>24</text:p>
            <text:p text:style-name="P18">Overview<text:tab/>24</text:p>
            <text:p text:style-name="P19">Output Files<text:tab/>25</text:p>
            <text:p text:style-name="P18">Marker Info Report<text:tab/>25</text:p>
            <text:p text:style-name="P18">Region Details Report<text:tab/>25</text:p>
            <text:p text:style-name="P18">SNP Report<text:tab/>26</text:p>
            <text:p text:style-name="P18">SNP/Gene Relationship Report<text:tab/>27</text:p>
            <text:p text:style-name="P18">Gene/Gene Models<text:tab/>27</text:p>
            <text:p text:style-name="P18">Gene Definition<text:tab/>28</text:p>
            <text:p text:style-name="P18"><text:soft-page-break/>SNP/SNP Models<text:tab/>29</text:p>
            <text:p text:style-name="P18">Gene Coverage Report<text:tab/>29</text:p>
            <text:p text:style-name="P18">Missing SNPs<text:tab/>30</text:p>
            <text:p text:style-name="P18">Group List<text:tab/>30</text:p>
            <text:p text:style-name="P18">Gene List<text:tab/>30</text:p>
            <text:p text:style-name="P18">Binary Files<text:tab/>31</text:p>
            <text:p text:style-name="P19">Reports<text:tab/>33</text:p>
            <text:p text:style-name="P18">Model Summary Report<text:tab/>33</text:p>
            <text:p text:style-name="P18">Associations List<text:tab/>33</text:p>
            <text:p text:style-name="P18">Disease Dependent Contents Report<text:tab/>34</text:p>
            <text:p text:style-name="P18">SNP Cleanup Report<text:tab/>34</text:p>
          </text:index-body>
        </text:table-of-content>
        <text:p text:style-name="Standard"/>
        <text:h text:style-name="P25"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31"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31"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users will provide.</text:span></text:p>
        <text:h text:style-name="P33"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6">Courier New</text:span></text:span><text:span text:style-name="Absatz-Standardschriftart"><text:span text:style-name="T8">. <text:s/>The commands are prefixed with a prompt, which should not be typed by the user. <text:s/>A prompt of </text:span></text:span><text:span text:style-name="Absatz-Standardschriftart"><text:span text:style-name="T6">$</text:span></text:span><text:span text:style-name="Absatz-Standardschriftart"><text:span text:style-name="T8"> indicates a command to be run with normal user privileges, and a prompt of </text:span></text:span><text:span text:style-name="Absatz-Standardschriftart"><text:span text:style-name="T6">#</text:span></text:span><text:span text:style-name="Absatz-Standardschriftart"><text:span text:style-name="T8">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pan></text:p>
        <text:p text:style-name="Input_2f_Output"><text:span text:style-name="Absatz-Standardschriftart"><text:span text:style-name="T6">Example Program Output.</text:span></text:span></text:p>
        <text:p text:style-name="Input_2f_Output"><text:span text:style-name="Absatz-Standardschriftart"><text:span text:style-name="T6"/></text:span></text:p>
        <text:p text:style-name="Input_2f_Output"><text:span text:style-name="Absatz-Standardschriftart"><text:span text:style-name="T6">Column1<text:tab/><text:tab/><text:tab/>Column2<text:tab/>Column3</text:span></text:span></text:p>
        <text:p text:style-name="Input_2f_Output"><text:span text:style-name="Absatz-Standardschriftart"><text:span text:style-name="T6">really_long_data<text:tab/>short<text:tab/>more_data</text:span></text:span></text:p>
        <text:p text:style-name="Input_2f_Output"><text:span text:style-name="Absatz-Standardschriftart"><text:span text:style-name="T6"/></text:span></text:p>
        <text:p text:style-name="P1"><text:span text:style-name="Absatz-Standardschriftart"><text:span text:style-name="T6">(truncated)</text:span></text:span></text:p>
        <text:p text:style-name="Text_20_body"><text:span text:style-name="Absatz-Standardschriftart"><text:span text:style-name="T11">Additionally, lines may be suppressed in some very long files, as shown above by the </text:span></text:span><text:span text:style-name="Absatz-Standardschriftart"><text:span text:style-name="T20">(truncated)</text:span></text:span><text:span text:style-name="Absatz-Standardschriftart"><text:span text:style-name="T10">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such as “/”, “!”, or “#”)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26"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supporting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2120127832" text:style-name="WW8Num21">
          <text:list-item>
            <text:p text:style-name="P36">A modern C++ compiler</text:p>
          </text:list-item>
          <text:list-item>
            <text:p text:style-name="P36">Boost Libraries for C++, version 1.46 or later</text:p>
          </text:list-item>
          <text:list-item>
            <text:p text:style-name="P36">SQLite, version 3.5.4 or later</text:p>
          </text:list-item>
          <text:list-item>
            <text:p text:style-name="P36">SOCI, with SQLite support compiled</text:p>
          </text:list-item>
          <text:list-item>
            <text:p text:style-name="P36">MySQL client libraries, version 5.1 or later (LOKI only)</text:p>
          </text:list-item>
          <text:list-item>
            <text:p text:style-name="P36">Python, version 2.6 or later (LOKI only)</text:p>
            <text:list>
              <text:list-item>
                <text:p text:style-name="P36">suds for Python, version 0.4 or later</text:p>
              </text:list-item>
              <text:list-item>
                <text:p text:style-name="P36">MySQLdb for Python</text:p>
              </text:list-item>
              <text:list-item>
                <text:p text:style-name="P36">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6">biofilter-1.1.0</text:span><text:span text:style-name="T8">. <text:s/>For all of the following commands, we assume that you are in this directory.</text:span></text:p>
        <text:p text:style-name="P10">$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21">$ ./configure</text:p>
        <text:p text:style-name="P11">The configure script can also take a number of helpful options, some of which are detailed below:</text:p>
        <text:list xml:id="list1220627953" text:style-name="WW8Num8">
          <text:list-item>
            <text:p text:style-name="P22"><text:span text:style-name="T9">--help<text:line-break/></text:span><text:span text:style-name="T10">This option will list all of the available options that can be passed to the configure script.</text:span></text:p>
          </text:list-item>
          <text:list-item>
            <text:p text:style-name="P22"><text:soft-page-break/><text:span text:style-name="T9">--prefix=[path]<text:line-break/></text:span><text:span text:style-name="T10">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22"><text:span text:style-name="T9">--disable-loki</text:span><text:span text:style-name="T10"><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22"><text:span text:style-name="T9">--enable-debug</text:span><text:span text:style-name="T10"><text:line-break/>For the advanced users, this option will turn off all optimization and turn on debugging symbols, which can be helpful in diagnosing a problem with the Biofilter software.</text:span></text:p>
          </text:list-item>
        </text:list>
        <text:h text:style-name="P29" text:outline-level="2">Compilation</text:h>
        <text:h text:style-name="Heading_20_3" text:outline-level="3">LOKI Setup</text:h>
        <text:p text:style-name="Text_20_body">Due to the size of the LOKI database, it is not distributed along with the Biofilter code. <text:s/>We provide the means for a user to build the LOKI database by downloading the data directly from the sources. <text:s/>The LOKI database must be compiled before installation described further below.</text:p>
        <text:p text:style-name="Text_20_body">In order to build the LOKI database, the user must have complete access to a MySQL database, with permissions including the ability to drop and create tables. <text:s/>The installer will not create a MySQL database during compilation; it will create LOKI tables within an existing MySQL database. <text:s/>Thus, the MySQL database must exist, and the user must have permissions to drop and create tables within the MySQL database.</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9">Parameter</text:p>
            </table:table-cell>
            <table:table-cell table:style-name="Table1.B1" office:value-type="string">
              <text:p text:style-name="P9">Value</text:p>
            </table:table-cell>
          </table:table-row>
          <table:table-row table:style-name="Table1.1">
            <table:table-cell table:style-name="Table1.A2" office:value-type="string">
              <text:p text:style-name="P8">hostname</text:p>
            </table:table-cell>
            <table:table-cell table:style-name="Table1.B2" office:value-type="string">
              <text:p text:style-name="P8">localhost</text:p>
            </table:table-cell>
          </table:table-row>
          <table:table-row table:style-name="Table1.1">
            <table:table-cell table:style-name="Table1.A2" office:value-type="string">
              <text:p text:style-name="P8">username</text:p>
            </table:table-cell>
            <table:table-cell table:style-name="Table1.B2" office:value-type="string">
              <text:p text:style-name="P8">root</text:p>
            </table:table-cell>
          </table:table-row>
          <table:table-row table:style-name="Table1.1">
            <table:table-cell table:style-name="Table1.A2" office:value-type="string">
              <text:p text:style-name="P8">password</text:p>
            </table:table-cell>
            <table:table-cell table:style-name="Table1.B2" office:value-type="string">
              <text:p text:style-name="P8"/>
            </table:table-cell>
          </table:table-row>
          <table:table-row table:style-name="Table1.1">
            <table:table-cell table:style-name="Table1.A2" office:value-type="string">
              <text:p text:style-name="P8">database</text:p>
            </table:table-cell>
            <table:table-cell table:style-name="Table1.B2" office:value-type="string">
              <text:p text:style-name="P8">LOKI</text:p>
            </table:table-cell>
          </table:table-row>
        </table:table>
        <text:p text:style-name="Text_20_body">Note that if the settings were incorrect and you received an error during the compilation of the LOKI database, you must follow the steps given in <text:bookmark-ref text:reference-format="text" text:ref-name="__RefHeading__17000_607574221">Rebuilding the Database</text:bookmark-ref> below.</text:p>
        <text:h text:style-name="Heading_20_3" text:outline-level="3"><text:soft-page-break/>Compiling Biofilter</text:h>
        <text:p text:style-name="P12">During the compilation of Biofilter, the program is built and the LOKI database is generated (after the LOKI setup steps above), if desired. <text:s/>The command is:</text:p>
        <text:p text:style-name="Command">$ make</text:p>
        <text:h text:style-name="P28" text:outline-level="2">Installation</text:h>
        <text:p text:style-name="P11">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11">If you only want to install Biofilter, you can type:</text:p>
        <text:p text:style-name="Command"># make install-exec</text:p>
        <text:p text:style-name="P11">And if you only want to install the LOKI database, you can type:</text:p>
        <text:p text:style-name="Command"># make install-data</text:p>
        <text:p text:style-name="Text_20_body">During the installation of LOKI, the database is copied to the destination directory, and it is named “<text:span text:style-name="T6">yyyy.mm.dd.knowledge.bio</text:span><text:span text:style-name="T8">”, where “</text:span><text:span text:style-name="T6">yyyy.mm.dd</text:span><text:span text:style-name="T8">” is the date of creation of the knowledge database. <text:s/>However, for ease of use, the installer will also create a shortcut called simply “</text:span><text:span text:style-name="T6">knowledge.bio</text:span><text:span text:style-name="T8">” that will point to this installed file. <text:s/>This is designed so that a user may have multiple concurrent LOKI databases that each correspond to a different snapshot in time.</text:span></text:p>
        <text:h text:style-name="Heading_20_2" text:outline-level="2"><text:bookmark text:name="__RefHeading__17000_607574221"/>Rebuilding the Database<text:bookmark-end text:name="__RefHeading__17000_607574221"/></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6">$ make clean</text:span></text:p>
        <text:p text:style-name="Standard">From this point, the user can re-run the compilation and installation steps to regenerate and reinstall the LOKI database. <text:s/>Note that the old LOKI database will <text:span text:style-name="T12">NOT</text:span><text:span text:style-name="T11"> be deleted from the installation directory, but the shortcut will be updated to the most recent database.</text:span></text:p>
        <text:h text:style-name="P25"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6">[OPTIONS]</text:span><text:span text:style-name="T8"> are command-line options, which are described below, and the </text:span><text:span text:style-name="T6">config-file</text:span><text:span text:style-name="T8"> is a configuration file which specifies the behavior of Biofilter. <text:s/>If options given in the configuration file and command line differ, the command line options will take precedence. </text:span></text:p>
        <text:h text:style-name="Heading_20_2" text:outline-level="2">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32"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4">Syntax: </text:span></text:span><text:span text:style-name="Absatz-Standardschriftart"><text:span text:style-name="T13">SETTINGS_DB filename</text:span></text:span></text:p>
        <text:p text:style-name="Input_2f_Output"><text:span text:style-name="Absatz-Standardschriftart"><text:span text:style-name="T14">SETTINGS_DB knowledge.bio</text:span></text:span></text:p>
        <text:p text:style-name="Text_20_body"><text:span text:style-name="Absatz-Standardschriftart"><text:span text:style-name="T14">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4">MAX_GENE_COUNT</text:span></text:span></text:h>
        <text:p text:style-name="Text_20_body"><text:span text:style-name="Absatz-Standardschriftart"><text:span text:style-name="T14">Syntax: </text:span></text:span><text:span text:style-name="Absatz-Standardschriftart"><text:span text:style-name="T13">MAX_GENE_COUNT integer</text:span></text:span></text:p>
        <text:p text:style-name="Input_2f_Output"><text:span text:style-name="Absatz-Standardschriftart"><text:span text:style-name="T15">MAX_GENE_COUNT 30</text:span></text:span></text:p>
        <text:p text:style-name="Text_20_body"><text:span text:style-name="Absatz-Standardschriftart"><text:span text:style-name="T15">This configuration option sets the maximum number of genes in a pathway to consider the pathway valid for generating gene/gene models. <text:s/>Some pathways are so encompassing that the considering the relationships between the genes would lead to an overwhelming amount of generated models. <text:s/>By increasing this value, more values will be created, and decreasing this value will create fewer models.</text:span></text:span></text:p>
        <text:p text:style-name="Text_20_body"><text:span text:style-name="Absatz-Standardschriftart"><text:span text:style-name="T15">Note that this setting applies only to groups found in LOKI, and it will not restrict the size of groups loaded with the </text:span></text:span><text:span text:style-name="Absatz-Standardschriftart"><text:span text:style-name="T15"><text:bookmark-ref text:reference-format="text" text:ref-name="__RefHeading__58_1106887530">ADD_GROUP</text:bookmark-ref></text:span></text:span><text:span text:style-name="Absatz-Standardschriftart"><text:span text:style-name="T15"> configuration option.</text:span></text:span></text:p>
        <text:h text:style-name="Heading_20_3" text:outline-level="3"><text:bookmark text:name="__RefHeading__225_1106887530"/><text:span text:style-name="Absatz-Standardschriftart"><text:span text:style-name="T14">RS_SOURCE</text:span></text:span><text:bookmark-end text:name="__RefHeading__225_1106887530"/></text:h>
        <text:p text:style-name="Text_20_body"><text:span text:style-name="Absatz-Standardschriftart"><text:span text:style-name="T14">Syntax: </text:span></text:span><text:span text:style-name="Absatz-Standardschriftart"><text:span text:style-name="T13">RS_SOURCE filename</text:span></text:span></text:p>
        <text:p text:style-name="Input_2f_Output"><text:span text:style-name="Absatz-Standardschriftart"><text:span text:style-name="T15">RS_SOURCE Illumina-660Quad.txt</text:span></text:span></text:p>
        <text:p text:style-name="Text_20_body"><text:span text:style-name="Absatz-Standardschriftart"><text:span text:style-name="T15">This option allows the user to limit the list of SNPs to those included in the file of interest. <text:s/>Typically, this will be a list of SNPs that are on a given platform, as the above example illustrates. <text:s/>The file must </text:span></text:span><text:soft-page-break/><text:span text:style-name="Absatz-Standardschriftart"><text:span text:style-name="T15">be a list of only unique SNP RS identification numbers (the “RS” prefix removed), as described in the input files section.</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4">MAP_SOURCE</text:span></text:span><text:bookmark-end text:name="__RefHeading__229_1106887530"/></text:h>
        <text:p text:style-name="Text_20_body"><text:span text:style-name="Absatz-Standardschriftart"><text:span text:style-name="T14">Syntax: </text:span></text:span><text:span text:style-name="Absatz-Standardschriftart"><text:span text:style-name="T13">MAP_SOURCE filename</text:span></text:span></text:p>
        <text:p text:style-name="Input_2f_Output"><text:span text:style-name="Absatz-Standardschriftart"><text:span text:style-name="T15">MAP_SOURCE variants.txt</text:span></text:span></text:p>
        <text:p text:style-name="Text_20_body"><text:span text:style-name="Absatz-Standardschriftart"><text:span text:style-name="T15">This option is similar to the </text:span></text:span><text:span text:style-name="Absatz-Standardschriftart"><text:span text:style-name="T15"><text:bookmark-ref text:reference-format="text" text:ref-name="__RefHeading__225_1106887530">RS_SOURCE</text:bookmark-ref></text:span></text:span><text:span text:style-name="Absatz-Standardschriftart"><text:span text:style-name="T15">, except that it allows the user to include variants that may not have actual RS numbers. <text:s/>The format of this file must be PLINK 4-column format, which we summarize in the </text:span></text:span><text:span text:style-name="Absatz-Standardschriftart"><text:span text:style-name="T15"><text:bookmark-ref text:reference-format="text" text:ref-name="__RefHeading__882_1106887530">Variant List</text:bookmark-ref></text:span></text:span><text:span text:style-name="Absatz-Standardschriftart"><text:span text:style-name="T15"> section. <text:s/>For more details on PLINK, see: </text:span></text:span><text:a xlink:type="simple" xlink:href="http://pngu.mgh.harvard.edu/~purcell/plink/"><text:span text:style-name="Absatz-Standardschriftart">http://pngu.mgh.harvard.edu/~purcell/plink/</text:span></text:a></text:p>
        <text:p text:style-name="Text_20_body"><text:span text:style-name="Absatz-Standardschriftart"><text:span text:style-name="T14">See also: </text:span></text:span><text:span text:style-name="Absatz-Standardschriftart"><text:span text:style-name="T14"><text:bookmark-ref text:reference-format="text" text:ref-name="__RefHeading__882_1106887530">Variant List</text:bookmark-ref></text:span></text:span></text:p>
        <text:h text:style-name="Heading_20_3" text:outline-level="3"><text:bookmark text:name="__RefHeading__58_1106887530"/><text:span text:style-name="Absatz-Standardschriftart"><text:span text:style-name="T14">ADD_GROUP</text:span></text:span><text:bookmark-end text:name="__RefHeading__58_1106887530"/></text:h>
        <text:p text:style-name="Text_20_body"><text:span text:style-name="Absatz-Standardschriftart"><text:span text:style-name="T14">Syntax: </text:span></text:span><text:span text:style-name="Absatz-Standardschriftart"><text:span text:style-name="T13">ADD_GROUP filename</text:span></text:span></text:p>
        <text:p text:style-name="Input_2f_Output"><text:span text:style-name="Absatz-Standardschriftart"><text:span text:style-name="T15">ADD_GROUP new_group.txt</text:span></text:span></text:p>
        <text:p text:style-name="Text_20_body"><text:span text:style-name="Absatz-Standardschriftart"><text:span text:style-name="T15">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4">INCLUDE_GROUPS</text:span></text:span><text:bookmark-end text:name="__RefHeading__1125_1106887530"/></text:h>
        <text:p text:style-name="Text_20_body"><text:span text:style-name="Absatz-Standardschriftart"><text:span text:style-name="T15">Syntax: </text:span></text:span><text:span text:style-name="Absatz-Standardschriftart"><text:span text:style-name="T13">INCLUDE_GROUPS integer [integer] [...]</text:span></text:span></text:p>
        <text:p text:style-name="Input_2f_Output"><text:span text:style-name="Absatz-Standardschriftart"><text:span text:style-name="T15">INCLUDE_GROUPS 1 1453</text:span></text:span></text:p>
        <text:p text:style-name="Text_20_body"><text:span text:style-name="Absatz-Standardschriftart"><text:span text:style-name="T15">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5">This option is especially helpful in limiting Biofilter to a specific list of databases. <text:s/>These IDs can be found in the </text:span></text:span><text:span text:style-name="Absatz-Standardschriftart"><text:span text:style-name="T15"><text:bookmark-ref text:reference-format="text" text:ref-name="__RefHeading__2600_1106887530">Gene Definition</text:bookmark-ref></text:span></text:span><text:span text:style-name="Absatz-Standardschriftart"><text:span text:style-name="T15"> report</text:span></text:span><text:span text:style-name="Absatz-Standardschriftart"><text:span text:style-name="T18"> </text:span></text:span><text:span text:style-name="Absatz-Standardschriftart"><text:span text:style-name="T3">under the “Groups” column. <text:s/>Note that these IDs are internal to LOKI and are not available from public data sources. <text:s/>To use group names, please see the </text:span></text:span><text:span text:style-name="Absatz-Standardschriftart"><text:span text:style-name="T3"><text:bookmark-ref text:reference-format="text" text:ref-name="__RefHeading__1253_1106887530">INCLUDE_GROUP_NAMES</text:bookmark-ref></text:span></text:span><text:span text:style-name="Absatz-Standardschriftart"><text:span text:style-name="T3"> configuration optio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pan text:style-name="Absatz-Standardschriftart"><text:span text:style-name="T14">INCLUDE_GROUP_FILE</text:span></text:span></text:h>
        <text:p text:style-name="Text_20_body"><text:span text:style-name="Absatz-Standardschriftart"><text:span text:style-name="T14">Syntax: </text:span></text:span><text:span text:style-name="Absatz-Standardschriftart"><text:span text:style-name="T13">INCLUDE_GROUP_FILE filename</text:span></text:span></text:p>
        <text:p text:style-name="Input_2f_Output"><text:span text:style-name="Absatz-Standardschriftart"><text:span text:style-name="T15">INCLUDE_GROUP_FILE group_ids.txt</text:span></text:span></text:p>
        <text:p text:style-name="Text_20_body"><text:soft-page-break/><text:span text:style-name="Absatz-Standardschriftart"><text:span text:style-name="T15">This option is provided as a convenient alternative to the </text:span></text:span><text:span text:style-name="Absatz-Standardschriftart"><text:span text:style-name="T15"><text:bookmark-ref text:reference-format="text" text:ref-name="__RefHeading__1125_1106887530">INCLUDE_GROUPS</text:bookmark-ref></text:span></text:span><text:span text:style-name="Absatz-Standardschriftart"><text:span text:style-name="T15">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4">INCLUDE_GROUP_NAMES</text:span></text:span><text:bookmark-end text:name="__RefHeading__1253_1106887530"/></text:h>
        <text:p text:style-name="Text_20_body"><text:span text:style-name="Absatz-Standardschriftart"><text:span text:style-name="T14">Syntax: </text:span></text:span><text:span text:style-name="Absatz-Standardschriftart"><text:span text:style-name="T13">INCLUDE_GROUP_NAMES label [label] [...]</text:span></text:span></text:p>
        <text:p text:style-name="Input_2f_Output"><text:span text:style-name="Absatz-Standardschriftart"><text:span text:style-name="T15">INCLUDE_GROUP_NAMES<text:tab/> </text:span></text:span><text:span text:style-name="Absatz-Standardschriftart"><text:span text:style-name="T7">GO:0003674 hsa00010 Pfam</text:span></text:span></text:p>
        <text:p text:style-name="Text_20_body"><text:span text:style-name="Absatz-Standardschriftart"><text:span text:style-name="T14">This option allows the user to limit the search to groups as in the </text:span></text:span><text:span text:style-name="Absatz-Standardschriftart"><text:span text:style-name="T14"><text:bookmark-ref text:reference-format="text" text:ref-name="__RefHeading__1125_1106887530">INCLUDE_GROUPS</text:bookmark-ref></text:span></text:span><text:span text:style-name="Absatz-Standardschriftart"><text:span text:style-name="T14">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4">INCLUDE_GROUP_NAME_FILE</text:span></text:span></text:h>
        <text:p text:style-name="Text_20_body"><text:span text:style-name="Absatz-Standardschriftart"><text:span text:style-name="T14">Syntax: </text:span></text:span><text:span text:style-name="Absatz-Standardschriftart"><text:span text:style-name="T13">INCLUDE_GROUP_NAME_FILE filename</text:span></text:span></text:p>
        <text:p text:style-name="Input_2f_Output"><text:span text:style-name="Absatz-Standardschriftart"><text:span text:style-name="T15">INCLUDE_GROUP_NAME_FILE group_names.txt</text:span></text:span></text:p>
        <text:p text:style-name="Text_20_body"><text:span text:style-name="Absatz-Standardschriftart"><text:span text:style-name="T15">Again, as above, this option is provided as an alternative to the </text:span></text:span><text:span text:style-name="Absatz-Standardschriftart"><text:span text:style-name="T15"><text:bookmark-ref text:reference-format="text" text:ref-name="__RefHeading__1253_1106887530">INCLUDE_GROUP_NAMES</text:bookmark-ref></text:span></text:span><text:span text:style-name="Absatz-Standardschriftart"><text:span text:style-name="T15">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4">POPULATION</text:span></text:span><text:bookmark-end text:name="__RefHeading__227_1106887530"/></text:h>
        <text:p text:style-name="Text_20_body"><text:span text:style-name="Absatz-Standardschriftart"><text:span text:style-name="T14">Syntax: </text:span></text:span><text:span text:style-name="Absatz-Standardschriftart"><text:span text:style-name="T13">POPULATION label</text:span></text:span></text:p>
        <text:p text:style-name="Input_2f_Output"><text:span text:style-name="Absatz-Standardschriftart"><text:span text:style-name="T15">POPULATION NO-LD</text:span></text:span></text:p>
        <text:p text:style-name="Text_20_body"><text:span text:style-name="Absatz-Standardschriftart"><text:span text:style-name="T15">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4">GENE_BOUNDARY_EXTENSION</text:span></text:span><text:bookmark-end text:name="__RefHeading__64_1106887530"/></text:h>
        <text:p text:style-name="Text_20_body"><text:span text:style-name="Absatz-Standardschriftart"><text:span text:style-name="T14">Syntax: </text:span></text:span><text:span text:style-name="Absatz-Standardschriftart"><text:span text:style-name="T13">GENE_BOUNDARY_EXTENSION integer</text:span></text:span></text:p>
        <text:p text:style-name="Input_2f_Output"><text:span text:style-name="Absatz-Standardschriftart"><text:span text:style-name="T15">GENE_BOUNDARY_EXTENSION 1000</text:span></text:span></text:p>
        <text:p text:style-name="Text_20_body"><text:span text:style-name="Absatz-Standardschriftart"><text:span text:style-name="T15">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4">REPORT_PREFIX</text:span></text:span><text:bookmark-end text:name="__RefHeading__62_1106887530"/></text:h>
        <text:p text:style-name="Text_20_body"><text:span text:style-name="Absatz-Standardschriftart"><text:span text:style-name="T14">Syntax: </text:span></text:span><text:span text:style-name="Absatz-Standardschriftart"><text:span text:style-name="T13">REPORT_BOUNDARY label</text:span></text:span></text:p>
        <text:p text:style-name="Input_2f_Output"><text:span text:style-name="Absatz-Standardschriftart"><text:span text:style-name="T15">REPORT_PREFIX myReport</text:span></text:span></text:p>
        <text:p text:style-name="Text_20_body"><text:span text:style-name="Absatz-Standardschriftart"><text:span text:style-name="T14">This option allows the user to set a prefix for all of the output files that are generated by Biofilter. <text:s/>This is useful when running Biofilter repeatedly, as it will prevent older results from being overwritten.</text:span></text:span></text:p>
        <text:h text:style-name="Heading_20_3" text:outline-level="3"><text:bookmark text:name="__RefHeading__24801_607574221"/><text:soft-page-break/><text:span text:style-name="Absatz-Standardschriftart"><text:span text:style-name="T14">IMPLICATION_IDX_DUPLICATE_WEIGHT</text:span></text:span><text:bookmark-end text:name="__RefHeading__24801_607574221"/></text:h>
        <text:p text:style-name="Text_20_body"><text:span text:style-name="Absatz-Standardschriftart"><text:span text:style-name="T14">Syntax: </text:span></text:span><text:span text:style-name="Absatz-Standardschriftart"><text:span text:style-name="T13">IMPLICATION_IDX_DUPLICATE_WIEGHT float</text:span></text:span></text:p>
        <text:p text:style-name="Input_2f_Output"><text:span text:style-name="Absatz-Standardschriftart"><text:span text:style-name="T15">IMPLICATION_IDX_DUPLICATE_WEIGHT 0.25</text:span></text:span></text:p>
        <text:p text:style-name="Text_20_body"><text:span text:style-name="Absatz-Standardschriftart"><text:span text:style-name="T4">When calculating the implication index of a particular model, often a pair of genes will appear in more than one group. <text:s/>When this happens in a disease independent source, the implication score is incremented by 1 for each source a pairing if found in, and then by the </text:span></text:span><text:span text:style-name="Absatz-Standardschriftart"><text:span text:style-name="T4"><text:bookmark-ref text:reference-format="text" text:ref-name="__RefHeading__24801_607574221">IMPLICATION_IDX_DUPLICATE_WEIGHT</text:bookmark-ref></text:span></text:span><text:span text:style-name="Absatz-Standardschriftart"><text:span text:style-name="T4"> for each duplicate pairing found in a source. <text:s/>Thus, if two genes are found in three pathways in a disease independent source with this configuration value set to 0.25, the implication index will be increased by 1.5 for this source.</text:span></text:span></text:p>
        <text:h text:style-name="Heading_20_3" text:outline-level="3"><text:bookmark text:name="__RefHeading__51_1106887530"/><text:span text:style-name="Absatz-Standardschriftart"><text:span text:style-name="T14">BINARY_MODEL_ARCHIVE</text:span></text:span><text:bookmark-end text:name="__RefHeading__51_1106887530"/></text:h>
        <text:p text:style-name="Text_20_body"><text:span text:style-name="Absatz-Standardschriftart"><text:span text:style-name="T14">Syntax: </text:span></text:span><text:span text:style-name="Absatz-Standardschriftart"><text:span text:style-name="T13">BINARY_MODEL_ARCHIVE Yes/No</text:span></text:span></text:p>
        <text:p text:style-name="Input_2f_Output"><text:span text:style-name="Absatz-Standardschriftart"><text:span text:style-name="T15">BINARY_MODEL_ARCHIVE No</text:span></text:span></text:p>
        <text:p text:style-name="P15">Enabling this option allows for the production of binary model files in order to save disk space. <text:s/>If enabled, the gene/gene and SNP/SNP models will be printed in a proprietary binary format. <text:s/>This format is highly implementation dependent, and may not be portable among computers.</text:p>
        <text:p text:style-name="P15">See also: <text:bookmark-ref text:reference-format="text" text:ref-name="__RefHeading__8600_607574221">Binary Files</text:bookmark-ref></text:p>
        <text:h text:style-name="Heading_20_3" text:outline-level="3"><text:span text:style-name="Absatz-Standardschriftart"><text:span text:style-name="T14">DISEASE_DEPENDENT_LEVEL</text:span></text:span></text:h>
        <text:p text:style-name="Text_20_body"><text:span text:style-name="Absatz-Standardschriftart"><text:span text:style-name="T14">Syntax: </text:span></text:span><text:span text:style-name="Absatz-Standardschriftart"><text:span text:style-name="T13">DISEASE_DEPENDENT_LEVEL <text:s text:c="2"/>ALL_MODELS/GROUP_LEVEL/DD_ONLY</text:span></text:span></text:p>
        <text:p text:style-name="Input_2f_Output"><text:span text:style-name="Absatz-Standardschriftart"><text:span text:style-name="T15">DISEASE_DEPENDENT_LEVEL ALL_MODELS</text:span></text:span></text:p>
        <text:p text:style-name="Text_20_body"><text:span text:style-name="Absatz-Standardschriftart"><text:span text:style-name="T3">With this configuration option, users can choose to filter the gene/gene model results by how closely they are related to a disease dependent source. <text:s/>This configuration option may take one of the three following values:</text:span></text:span></text:p>
        <text:list xml:id="list196733432" text:style-name="L12">
          <text:list-item>
            <text:p text:style-name="P53"><text:span text:style-name="Absatz-Standardschriftart"><text:span text:style-name="T5">ALL_MODELS<text:line-break/></text:span></text:span><text:span text:style-name="Absatz-Standardschriftart"><text:span text:style-name="T3">When this value is used (the default), Biofilter will generate all gene/gene models, regardless of their relation to a disease dependent source.</text:span></text:span></text:p>
          </text:list-item>
          <text:list-item>
            <text:p text:style-name="P53"><text:span text:style-name="Absatz-Standardschriftart"><text:span text:style-name="T5">GROUP_LEVEL<text:line-break/></text:span></text:span><text:span text:style-name="Absatz-Standardschriftart"><text:span text:style-name="T3">When this value is used, Biofilter will generate all gene/gene models for groups that contain at least one gene in a disease dependent group. <text:s/>Note that a model may be generated from two genes not in any disease dependent group if they are in the same group as a third gene which is also in a disease dependent group.</text:span></text:span></text:p>
          </text:list-item>
          <text:list-item>
            <text:p text:style-name="P53"><text:span text:style-name="Absatz-Standardschriftart"><text:span text:style-name="T5">DD_ONLY<text:line-break/></text:span></text:span><text:span text:style-name="Absatz-Standardschriftart"><text:span text:style-name="T3">When this value is used, Biofilter will only generate gene/gene models in which one of the genes in the model is contained in a disease dependent group.</text:span></text:span></text:p>
          </text:list-item>
        </text:list>
        <text:h text:style-name="Heading_20_3" text:outline-level="3"><text:bookmark text:name="__RefHeading__223_1106887530"/><text:span text:style-name="Absatz-Standardschriftart"><text:span text:style-name="T14">GENOMIC_BUILD</text:span></text:span><text:bookmark-end text:name="__RefHeading__223_1106887530"/></text:h>
        <text:p text:style-name="Text_20_body"><text:span text:style-name="Absatz-Standardschriftart"><text:span text:style-name="T14">Syntax: </text:span></text:span><text:span text:style-name="Absatz-Standardschriftart"><text:span text:style-name="T13">GENOMIC_BUILD string</text:span></text:span></text:p>
        <text:p text:style-name="Input_2f_Output"><text:span text:style-name="Absatz-Standardschriftart"><text:span text:style-name="T15">GENOMIC_BUILD 37</text:span></text:span></text:p>
        <text:p text:style-name="Text_20_body"><text:soft-page-break/><text:span text:style-name="Absatz-Standardschriftart"><text:span text:style-name="T15">This setting tells Biofilter the build of the genome that the input data is based on. <text:s/>This is especially important for input that is based on position, as in the </text:span></text:span><text:span text:style-name="Absatz-Standardschriftart"><text:span text:style-name="T15"><text:bookmark-ref text:reference-format="text" text:ref-name="__RefHeading__229_1106887530">MAP_SOURCE</text:bookmark-ref></text:span></text:span><text:span text:style-name="Absatz-Standardschriftart"><text:span text:style-name="T15"> configuration option. <text:s/>If the input data is not the same build as used internally by Biofilter, the software will perform a “lift over” of the input data into the genomic build used by Biofilter.</text:span></text:span></text:p>
        <text:h text:style-name="Heading_20_3" text:outline-level="3"><text:bookmark text:name="__RefHeading__106_1106887530"/><text:span text:style-name="Absatz-Standardschriftart"><text:span text:style-name="T14">DETAILED_REPORTS</text:span></text:span><text:bookmark-end text:name="__RefHeading__106_1106887530"/></text:h>
        <text:p text:style-name="Text_20_body"><text:span text:style-name="Absatz-Standardschriftart"><text:span text:style-name="T14">Syntax: </text:span></text:span><text:span text:style-name="Absatz-Standardschriftart"><text:span text:style-name="T13">DETAILED_REGeneGeneModelPORTS Yes/No</text:span></text:span></text:p>
        <text:p text:style-name="Input_2f_Output"><text:span text:style-name="Absatz-Standardschriftart"><text:span text:style-name="T15">DETAILED_REPORTS On</text:span></text:span></text:p>
        <text:p text:style-name="Text_20_body"><text:span text:style-name="Absatz-Standardschriftart"><text:span text:style-name="T15">When this option is set to “On”, Biofilter will add in more details in the output reports. <text:s/>See the </text:span></text:span><text:span text:style-name="Absatz-Standardschriftart"><text:span text:style-name="T15"><text:bookmark-ref text:reference-format="text" text:ref-name="__RefHeading__17414_607574221">Output Files</text:bookmark-ref></text:span></text:span><text:span text:style-name="Absatz-Standardschriftart"><text:span text:style-name="T15"> section for more information on what information is included only in the detailed reports.</text:span></text:span></text:p>
        <text:h text:style-name="Heading_20_3" text:outline-level="3"><text:bookmark text:name="__RefHeading__84_1106887530"/><text:span text:style-name="Absatz-Standardschriftart"><text:span text:style-name="T14">MARKER_INFO_REPORT</text:span></text:span><text:bookmark-end text:name="__RefHeading__84_1106887530"/></text:h>
        <text:p text:style-name="Text_20_body"><text:span text:style-name="Absatz-Standardschriftart"><text:span text:style-name="T14">Syntax: </text:span></text:span><text:span text:style-name="Absatz-Standardschriftart"><text:span text:style-name="T13">MARKER_INFO_REPORT Yes/No</text:span></text:span></text:p>
        <text:p text:style-name="Input_2f_Output"><text:span text:style-name="Absatz-Standardschriftart"><text:span text:style-name="T15">MARKER_INFO_REPORT On</text:span></text:span></text:p>
        <text:p text:style-name="Text_20_body"><text:span text:style-name="Absatz-Standardschriftart"><text:span text:style-name="T15">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4">SNP_REPORT</text:span></text:span><text:bookmark-end text:name="__RefHeading__181_1106887530"/></text:h>
        <text:p text:style-name="Text_20_body"><text:span text:style-name="Absatz-Standardschriftart"><text:span text:style-name="T14">Syntax: </text:span></text:span><text:span text:style-name="Absatz-Standardschriftart"><text:span text:style-name="T13">SNP_REPORT Yes/No</text:span></text:span></text:p>
        <text:p text:style-name="Input_2f_Output"><text:span text:style-name="Absatz-Standardschriftart"><text:span text:style-name="T15">SNP_REPORT On</text:span></text:span></text:p>
        <text:p text:style-name="Text_20_body"><text:span text:style-name="Absatz-Standardschriftart"><text:span text:style-name="T14">When this option is “On”, Biofilter will produce a report which lists all of the SNPs used by Biofilter along with any genes that contain the given SNP.</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4">SNP_GENE_REPORT</text:span></text:span><text:bookmark-end text:name="__RefHeading__108_1106887530"/></text:h>
        <text:p text:style-name="Text_20_body"><text:span text:style-name="Absatz-Standardschriftart"><text:span text:style-name="T14">Syntax: </text:span></text:span><text:span text:style-name="Absatz-Standardschriftart"><text:span text:style-name="T13">SNP_GENE_REPORT Yes/No</text:span></text:span></text:p>
        <text:p text:style-name="Input_2f_Output"><text:span text:style-name="Absatz-Standardschriftart"><text:span text:style-name="T15">SNP_GENE_REPORT On</text:span></text:span></text:p>
        <text:p text:style-name="Text_20_body"><text:span text:style-name="Absatz-Standardschriftart"><text:span text:style-name="T15">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4">GENE_COVERAGE</text:span></text:span><text:bookmark-end text:name="__RefHeading__110_1106887530"/></text:h>
        <text:p text:style-name="Text_20_body"><text:span text:style-name="Absatz-Standardschriftart"><text:span text:style-name="T14">Syntax: </text:span></text:span><text:span text:style-name="Absatz-Standardschriftart"><text:span text:style-name="T13">GENE_COVERAGE filename|ALL</text:span></text:span></text:p>
        <text:p text:style-name="Input_2f_Output"><text:span text:style-name="Absatz-Standardschriftart"><text:span text:style-name="T15">GENE_COVERAGE gene_list.txt</text:span></text:span></text:p>
        <text:p text:style-name="P16"><text:soft-page-break/>This option is a filename containing a list of gene aliases to restrict a gene coverage report. <text:s/>If “ALL” is given instead of a file, all genes in the database containing at least one marker will be listed in the gene coverage report. <text:s/>Note: this option does not affect the generation of models; it is only used in the <text:bookmark-ref text:reference-format="text" text:ref-name="__RefHeading__8934_607574221">--report-gene-coverage</text:bookmark-ref> command line option, which precludes the generation of gene/gene or SNP/SNP models.</text:p>
        <text:p text:style-name="P16">See also: <text:bookmark-ref text:reference-format="text" text:ref-name="__RefHeading__9996_607574221">Gene Aliases</text:bookmark-ref>, <text:bookmark-ref text:reference-format="text" text:ref-name="__RefHeading__9998_607574221">Gene Coverage Report</text:bookmark-ref></text:p>
        <text:h text:style-name="Heading_20_3" text:outline-level="3"><text:bookmark text:name="__RefHeading__144_1106887530"/><text:span text:style-name="Absatz-Standardschriftart"><text:span text:style-name="T14">GENE_REPORT</text:span></text:span><text:bookmark-end text:name="__RefHeading__144_1106887530"/></text:h>
        <text:p text:style-name="Text_20_body"><text:span text:style-name="Absatz-Standardschriftart"><text:span text:style-name="T14">Syntax: </text:span></text:span><text:span text:style-name="Absatz-Standardschriftart"><text:span text:style-name="T13">GENE_REPORT Yes/No</text:span></text:span></text:p>
        <text:p text:style-name="Input_2f_Output"><text:span text:style-name="Absatz-Standardschriftart"><text:span text:style-name="T15">GENE_REPORT On</text:span></text:span></text:p>
        <text:p text:style-name="Text_20_body"><text:span text:style-name="Absatz-Standardschriftart"><text:span text:style-name="T15">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4">COVERAGE_RS</text:span></text:span><text:bookmark-end text:name="__RefHeading__112_1106887530"/></text:h>
        <text:p text:style-name="Text_20_body"><text:span text:style-name="Absatz-Standardschriftart"><text:span text:style-name="T14">Syntax: </text:span></text:span><text:span text:style-name="Absatz-Standardschriftart"><text:span text:style-name="T13">COVERAGE_RS filename</text:span></text:span></text:p>
        <text:p text:style-name="Input_2f_Output"><text:span text:style-name="Absatz-Standardschriftart"><text:span text:style-name="T15">COVERAGE_RS rs_ids.txt</text:span></text:span></text:p>
        <text:p text:style-name="P16">This option allows the user to specify a list of RSIDs in generating a gene coverage report. <text:s/>The list of RSIDs must be the integer portion of the RSID, listed one per line. <text:s/>To include multiple platforms, this option can be given more than once in a configuration file.</text:p>
        <text:p text:style-name="Text_20_body"><text:span text:style-name="Absatz-Standardschriftart"><text:span text:style-name="T14">See also: </text:span></text:span><text:span text:style-name="Absatz-Standardschriftart"><text:span text:style-name="T14"><text:bookmark-ref text:reference-format="text" text:ref-name="__RefHeading__541_1106887530">SNP List</text:bookmark-ref></text:span></text:span><text:span text:style-name="Absatz-Standardschriftart"><text:span text:style-name="T14">, </text:span></text:span><text:span text:style-name="Absatz-Standardschriftart"><text:span text:style-name="T14"><text:bookmark-ref text:reference-format="text" text:ref-name="__RefHeading__9998_607574221">Gene Coverage Report</text:bookmark-ref></text:span></text:span></text:p>
        <text:h text:style-name="Heading_20_3" text:outline-level="3"><text:bookmark text:name="__RefHeading__142_1106887530"/><text:span text:style-name="Absatz-Standardschriftart"><text:span text:style-name="T14">COVERAGE_MAP</text:span></text:span><text:bookmark-end text:name="__RefHeading__142_1106887530"/></text:h>
        <text:p text:style-name="Text_20_body"><text:span text:style-name="Absatz-Standardschriftart"><text:span text:style-name="T14">Syntax: </text:span></text:span><text:span text:style-name="Absatz-Standardschriftart"><text:span text:style-name="T13">COVERAGE_MAP filename</text:span></text:span></text:p>
        <text:p text:style-name="Input_2f_Output"><text:span text:style-name="Absatz-Standardschriftart"><text:span text:style-name="T15">COVERAGE_MAP map_ids.txt</text:span></text:span></text:p>
        <text:p text:style-name="P16">This option allows a user to specify a list of markers on a platform in generating a gene coverage report. <text:s/>The format of the file must conform to the <text:bookmark-ref text:reference-format="text" text:ref-name="__RefHeading__882_1106887530">Variant List</text:bookmark-ref> specification. <text:s/>To include multiple map-based platforms, the user may specify this option more than once in a configuration file.</text:p>
        <text:p text:style-name="Text_20_body"><text:span text:style-name="Absatz-Standardschriftart"><text:span text:style-name="T14">See also: </text:span></text:span><text:span text:style-name="Absatz-Standardschriftart"><text:span text:style-name="T14"><text:bookmark-ref text:reference-format="text" text:ref-name="__RefHeading__882_1106887530">Variant List</text:bookmark-ref></text:span></text:span><text:span text:style-name="Absatz-Standardschriftart"><text:span text:style-name="T14">, </text:span></text:span><text:span text:style-name="Absatz-Standardschriftart"><text:span text:style-name="T14"><text:bookmark-ref text:reference-format="text" text:ref-name="__RefHeading__9998_607574221">Gene Coverage Report</text:bookmark-ref></text:span></text:span></text:p>
        <text:h text:style-name="Heading_20_3" text:outline-level="3"><text:bookmark text:name="__RefHeading__80_1106887530"/><text:span text:style-name="Absatz-Standardschriftart"><text:span text:style-name="T14">MINIMUM_IMPLICATION_INDEX</text:span></text:span><text:bookmark-end text:name="__RefHeading__80_1106887530"/></text:h>
        <text:p text:style-name="Text_20_body"><text:span text:style-name="Absatz-Standardschriftart"><text:span text:style-name="T14">Syntax: </text:span></text:span><text:span text:style-name="Absatz-Standardschriftart"><text:span text:style-name="T13">MINIMUM_IMPLICATION_INDEX float</text:span></text:span></text:p>
        <text:p text:style-name="Input_2f_Output"><text:span text:style-name="Absatz-Standardschriftart"><text:span text:style-name="T15">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 <text:s/>Note that all gene/gene models are generated, but only those with an implication score surpassing this threshold are <text:soft-page-break/>actually stored in memory. <text:s/>Also, only SNP/SNP models with implication scores above the threshold are ever generated, so this parameter can serve to reduce a computational burden in model generation.</text:p>
        <text:h text:style-name="Heading_20_3" text:outline-level="3"><text:bookmark text:name="__RefHeading__82_1106887530"/><text:span text:style-name="Absatz-Standardschriftart"><text:span text:style-name="T14">MAX_SNP_MODEL_COUNT</text:span></text:span><text:bookmark-end text:name="__RefHeading__82_1106887530"/></text:h>
        <text:p text:style-name="Text_20_body"><text:span text:style-name="Absatz-Standardschriftart"><text:span text:style-name="T14">Syntax: </text:span></text:span><text:span text:style-name="Absatz-Standardschriftart"><text:span text:style-name="T13">MAX_SNP_MODEL_COUNT integer</text:span></text:span></text:p>
        <text:p text:style-name="Input_2f_Output"><text:span text:style-name="Absatz-Standardschriftart"><text:span text:style-name="T15">MAX_SNP_MODEL_COUNT 1500</text:span></text:span></text:p>
        <text:p text:style-name="Text_20_body"><text:span text:style-name="Absatz-Standardschriftart"><text:span text:style-name="T15">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This parameter can be used to reduce the computational burden by reducing the number of SNP/SNP models generated to a known, fixed constant.</text:span></text:span></text:p>
        <text:h text:style-name="Heading_20_3" text:outline-level="3"><text:bookmark text:name="__RefHeading__231_1106887530"/><text:span text:style-name="Absatz-Standardschriftart"><text:span text:style-name="T14">EXPORT_SNP_MODELS</text:span></text:span><text:bookmark-end text:name="__RefHeading__231_1106887530"/></text:h>
        <text:p text:style-name="Text_20_body"><text:span text:style-name="Absatz-Standardschriftart"><text:span text:style-name="T14">Syntax: </text:span></text:span><text:span text:style-name="Absatz-Standardschriftart"><text:span text:style-name="T13">EXPORT_SNP_MODELS Yes/No</text:span></text:span></text:p>
        <text:p text:style-name="Input_2f_Output"><text:span text:style-name="Absatz-Standardschriftart"><text:span text:style-name="T14">EXPORT_SNP_MODELS On</text:span></text:span></text:p>
        <text:p text:style-name="Text_20_body"><text:span text:style-name="Absatz-Standardschriftart"><text:span text:style-name="T14">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4"><text:bookmark-ref text:reference-format="text" text:ref-name="__RefHeading__84_1106887530">MARKER_INFO_REPORT</text:bookmark-ref></text:span></text:span><text:span text:style-name="Absatz-Standardschriftart"><text:span text:style-name="T14"> will also be enabled.</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4">EXPORT_GENE_MODELS</text:span></text:span><text:bookmark-end text:name="__RefHeading__78_1106887530"/></text:h>
        <text:p text:style-name="Text_20_body"><text:span text:style-name="Absatz-Standardschriftart"><text:span text:style-name="T14">Syntax: </text:span></text:span><text:span text:style-name="Absatz-Standardschriftart"><text:span text:style-name="T13">EXPORT_GENE_MODELS Yes/No</text:span></text:span></text:p>
        <text:p text:style-name="Input_2f_Output"><text:span text:style-name="Absatz-Standardschriftart"><text:span text:style-name="T15">EXPORT_GENE_MODELS On</text:span></text:span></text:p>
        <text:p text:style-name="Text_20_body"><text:span text:style-name="Absatz-Standardschriftart"><text:span text:style-name="T15">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5"><text:bookmark-ref text:reference-format="text" text:ref-name="__RefHeading__144_1106887530">GENE_REPORT</text:bookmark-ref></text:span></text:span><text:span text:style-name="Absatz-Standardschriftart"><text:span text:style-name="T15"> will also be enabled.</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837_1106887530">Gene/Gene Models</text:bookmark-ref></text:span></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oft-page-break/><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text:s/>No other execution is performed.</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13"><text:span text:style-name="Absatz-Standardschriftart"><text:span text:style-name="T1">Sets the value of the </text:span></text:span><text:span text:style-name="Absatz-Standardschriftart"><text:span text:style-name="T1"><text:bookmark-ref text:reference-format="text" text:ref-name="__RefHeading__84_1106887530">MARKER_INFO_REPORT</text:bookmark-ref></text:span></text:span><text:span text:style-name="Absatz-Standardschriftart"><text:span text:style-name="T1"> configuration option to “On”, overriding the value given in the configuration file.</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 <text:s/>Note that if this option is given, no analysis will be done; the only output will be the list of populations available which is written to the screen.</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bookmark text:name="__RefHeading__8934_607574221"/><text:span text:style-name="Absatz-Standardschriftart">--report-gene-coverage</text:span><text:bookmark-end text:name="__RefHeading__8934_607574221"/></text:h>
        <text:p text:style-name="Text_20_body"><text:span text:style-name="Absatz-Standardschriftart">See also: </text:span><text:span text:style-name="Absatz-Standardschriftart"><text:bookmark-ref text:reference-format="text" text:ref-name="__RefHeading__110_1106887530">GENE_COVERAGE</text:bookmark-ref></text:span><text:span text:style-name="Absatz-Standardschriftart">, </text:span><text:span text:style-name="Absatz-Standardschriftart"><text:bookmark-ref text:reference-format="text" text:ref-name="__RefHeading__112_1106887530">COVERAGE_RS</text:bookmark-ref></text:span><text:span text:style-name="Absatz-Standardschriftart">, </text:span><text:span text:style-name="Absatz-Standardschriftart"><text:bookmark-ref text:reference-format="text" text:ref-name="__RefHeading__142_1106887530">COVERAGE_MAP</text:bookmark-ref></text:span><text:span text:style-name="Absatz-Standardschriftart">, </text:span><text:span text:style-name="Absatz-Standardschriftart"><text:bookmark-ref text:reference-format="text" text:ref-name="__RefHeading__9998_607574221">Gene Coverage Report</text:bookmark-ref></text:span></text:p>
        <text:p text:style-name="Text_20_body"><text:soft-page-break/><text:span text:style-name="Absatz-Standardschriftart"><text:span text:style-name="T1">When this option is given on the command line, Biofilter will generate a gene coverage report based on the list of genes given by </text:span></text:span><text:span text:style-name="Absatz-Standardschriftart"><text:span text:style-name="T1"><text:bookmark-ref text:reference-format="text" text:ref-name="__RefHeading__110_1106887530">GENE_COVERAGE</text:bookmark-ref></text:span></text:span><text:span text:style-name="Absatz-Standardschriftart"><text:span text:style-name="T1"> and the list of markers defined by </text:span></text:span><text:span text:style-name="Absatz-Standardschriftart"><text:span text:style-name="T1"><text:bookmark-ref text:reference-format="text" text:ref-name="__RefHeading__112_1106887530">COVERAGE_RS</text:bookmark-ref></text:span></text:span><text:span text:style-name="Absatz-Standardschriftart"><text:span text:style-name="T1"> and </text:span></text:span><text:span text:style-name="Absatz-Standardschriftart"><text:span text:style-name="T1"><text:bookmark-ref text:reference-format="text" text:ref-name="__RefHeading__142_1106887530">COVERAGE_MAP</text:bookmark-ref></text:span></text:span><text:span text:style-name="Absatz-Standardschriftart"><text:span text:style-name="T1">. <text:s/>Note that when this option is provided to Biofilter, no models will be generated, and the only output will the the </text:span></text:span><text:span text:style-name="Absatz-Standardschriftart"><text:span text:style-name="T1"><text:bookmark-ref text:reference-format="text" text:ref-name="__RefHeading__9998_607574221">Gene Coverage Report</text:bookmark-ref></text:span></text:span><text:span text:style-name="Absatz-Standardschriftart"><text:span text:style-name="T1">.</text:span></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in addition to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in addition to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to “ON”, overriding this setting from the configuration file.</text:span></text:p>
        <text:h text:style-name="Heading_20_3" text:outline-level="3"><text:soft-page-break/><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REPORT</text:bookmark-ref></text:span></text:p>
        <text:p text:style-name="Text_20_body"><text:span text:style-name="Absatz-Standardschriftart">Sets the value of the SNP_REPORT to “ON”, overriding this setting from the configuration file.</text:span></text:p>
        <text:h text:style-name="Heading_20_3" text:outline-level="3"><text:span text:style-name="Absatz-Standardschriftart">--groups (-G) &lt;label|ALL&gt;</text:span></text:h>
        <text:p text:style-name="Text_20_body"><text:span text:style-name="Absatz-Standardschriftart">See also: </text:span><text:span text:style-name="Absatz-Standardschriftart"><text:bookmark-ref text:reference-format="text" text:ref-name="__RefHeading__11336_607574221">Group List</text:bookmark-ref></text:span></text:p>
        <text:p text:style-name="Text_20_body"><text:span text:style-name="Absatz-Standardschriftart"><text:span text:style-name="T1">When this option is selected on the command line, Biofilter will print a list of the groups or pathways matching the search criteria to the screen. <text:s/>The given label is a comma-separated list of criteria to search for matching groups. <text:s/>If “ALL” is given, Biofilter will list all available groups contained in the </text:span></text:span><text:span text:style-name="Absatz-Standardschriftart"><text:span text:style-name="T1">LOKI database. <text:s/>When searching for groups, Biofilter searches both the group name as well as the description, and any group matching one or more criteria is returned.</text:span></text:span></text:p>
        <text:p text:style-name="Text_20_body"><text:span text:style-name="Absatz-Standardschriftart"><text:span text:style-name="T1">The following example will list all groups related to either “NOZZLE” or “GNVR”:</text:span></text:span></text:p>
        <text:p text:style-name="Command"><text:span text:style-name="Absatz-Standardschriftart"><text:span text:style-name="T1">biofilter config -G NOZZLE,GNVR</text:span></text:span></text:p>
        <text:h text:style-name="Heading_20_3" text:outline-level="3"><text:span text:style-name="Absatz-Standardschriftart">--genes &lt;label|ALL&gt; &lt;label|ALL&gt;</text:span></text:h>
        <text:p text:style-name="Text_20_body"><text:span text:style-name="Absatz-Standardschriftart">See also: </text:span><text:span text:style-name="Absatz-Standardschriftart"><text:bookmark-ref text:reference-format="text" text:ref-name="__RefHeading__11338_607574221">Gene List</text:bookmark-ref></text:span></text:p>
        <text:p text:style-name="Text_20_body"><text:span text:style-name="Absatz-Standardschriftart">When this option is selected, Biofilter will print a list of genes and their associated aliases from the LOKI database. <text:s/>The first label is a comma-separated list of aliases to search for. <text:s/>The aliases may be all or part of a gene identifier. <text:s/>For example, searching for an alias of “AZ” will produce all genes that can be identified by an alias containing the letters “AZ”. <text:s/>The second label gives a comma-separated list of alias types to restrict the search to. <text:s/></text:span></text:p>
        <text:p text:style-name="Text_20_body"><text:span text:style-name="Absatz-Standardschriftart">The following example searches for a gene with the alias “BRCA1” or “ABCF”, restricted to aliases found in the Entrez database:</text:span></text:p>
        <text:p text:style-name="Command"><text:span text:style-name="Absatz-Standardschriftart">biofilter config --genes BRCA1,ABCF Entrez</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oft-page-break/><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ldspline</text:span></text:h>
        <text:p text:style-name="Text_20_body"><text:span text:style-name="Absatz-Standardschriftart"><text:span text:style-name="T17">Unknown function</text:span></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P25" text:outline-level="1">Input File Formats</text:h>
        <text:p text:style-name="Text_20_body"><text:span text:style-name="Absatz-Standardschriftart">This section lists all possible input files that can be given to Biofilter. <text:s/>With very few exceptions, input files are space delimited ASCII files.</text:span></text:p>
        <text:h text:style-name="Heading_20_2" text:outline-level="2"><text:bookmark text:name="__RefHeading__9996_607574221"/><text:span text:style-name="Absatz-Standardschriftart">Gene Aliases</text:span><text:bookmark-end text:name="__RefHeading__9996_607574221"/></text:h>
        <text:p text:style-name="Text_20_body"><text:span text:style-name="Absatz-Standardschriftart"><text:span text:style-name="T1">The gene aliases are a means for a user to restrict searches on the LOKI database to a set of predefined genes. <text:s/>Internally, LOKI uses Ensembl gene IDs as the canonical name of the gene, but the genes listed in this file can be alternative names, such as those found in Entrez or Uniprot. <text:s/>When using aliases for the gene, only non-ambiguous aliases are considered valid in this file.</text:span></text:span></text:p>
        <text:p text:style-name="P13">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removing the “RS” before each number).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text:span></text:p>
        <text:p text:style-name="P35">4 <text:s/>rs10000169 <text:s/>0 <text:s/>77575270</text:p>
        <text:p text:style-name="Input_2f_Output">4 <text:s/>rs10000185 <text:s/>0 <text:s/>7560658</text:p>
        <text:p text:style-name="Input_2f_Output">4 <text:s/>rs10000201 <text:s/>0 <text:s/>11829395</text:p>
        <text:p text:style-name="Input_2f_Output">13 rs1000022 <text:s text:c="2"/>0 <text:s/>99259220</text:p>
        <text:p text:style-name="Input_2f_Output"><text:soft-page-break/>4 <text:s/>rs10000226 <text:s/>0 <text:s/>87957991</text:p>
        <text:p text:style-name="Input_2f_Output">6 <text:s/>rs1000025 <text:s text:c="2"/>0 <text:s/>134127012</text:p>
        <text:p text:style-name="Input_2f_Output">4 <text:s/>rs10000255 <text:s/>0 <text:s/>162644668</text:p>
        <text:p text:style-name="P35">4 <text:s/>rs10000266 <text:s/>0 <text:s/>40399629</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groups of genes and submit this custom group in an input file. <text:s/>This can be useful in defining disease-dependent groups of genes. <text:s/>The custom group must be formatted according to the <text:bookmark-ref text:reference-format="text" text:ref-name="__RefHeading__5463_2006864917">Group File Format</text:bookmark-ref> defined below.</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text:bookmark text:name="__RefHeading__5463_2006864917"/>Group File Format<text:bookmark-end text:name="__RefHeading__5463_2006864917"/></text:h>
        <text:p text:style-name="Text_20_body">Custom groups are defined using a plain text file with a specific format. <text:s/>Each file defines a set of related groups and forms a single meta-group.<text:span text:style-name="T11"> <text:s/>The file must follow the following format, which will be explained below:</text:span></text:p>
        <text:p text:style-name="P2">[Source Name] [Source Type] [Source Description]</text:p>
        <text:p text:style-name="P2">GROUP [Name] [Description]</text:p>
        <text:p text:style-name="P2">([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2">“Source Name”</text:span><text:span text:style-name="T11">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11">The </text:span><text:span text:style-name="T12">“Source Type”</text:span><text:span text:style-name="T11"> defines the type of information contained within this custom collection of groups. <text:s/>This value must be a string taking one of the following values:</text:span></text:p>
        <text:list xml:id="list1963094283" text:style-name="L1">
          <text:list-item>
            <text:p text:style-name="P37">DISEASE_INDEPENDENT<text:line-break/><text:span text:style-name="T11">This option is for a collection of groups that is not related to any particular disease.</text:span></text:p>
          </text:list-item>
          <text:list-item>
            <text:p text:style-name="P37">DISEASE_DEPENDENT<text:line-break/><text:span text:style-name="T11">This option is for a collection of groups that is related to a particular disease of interest.</text:span></text:p>
          </text:list-item>
          <text:list-item>
            <text:p text:style-name="P37">GENE_COLLECTION</text:p>
          </text:list-item>
          <text:list-item>
            <text:p text:style-name="P37">SNP_COLLECTION</text:p>
          </text:list-item>
        </text:list>
        <text:p text:style-name="Text_20_body"><text:soft-page-break/>The <text:span text:style-name="T12">“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2">“Name”</text:span><text:span text:style-name="T11"> must be a string with no spaces, and it must be unique from any other group name defined within the current custom group file. <text:s/>This name can be used to identify the current group as a child of another group.</text:span></text:p>
        <text:p text:style-name="Text_20_body"><text:span text:style-name="T11">The </text:span><text:span text:style-name="T12">“Description”</text:span><text:span text:style-name="T11"> is an optional string used to describe the group.</text:span></text:p>
        <text:h text:style-name="Heading_20_4" text:outline-level="4">CHILDREN [group] [group]+</text:h>
        <text:p text:style-name="P14">This line defines associations between groups within the custom group collection. <text:s/>The first group given is considered the parent, and all subsequent groups are the children. <text:s/>Note that there must be at least two groups given in this line.</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text:soft-page-break/>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27" text:outline-level="1"><text:bookmark text:name="__RefHeading__4075_607574221"/>Model Production<text:bookmark-end text:name="__RefHeading__4075_607574221"/></text:h>
        <text:h text:style-name="P30" text:outline-level="2">Overview</text:h>
        <text:p text:style-name="P15">Biofilter uses biological information about gene-gene relationships and gene-disease relationships to construct multi-SNP models for conducting statistical analysis. Rather than annotating the independent effect of each SNP in a GWAS dataset, Biofilter allows the explicit detection and modeling of interactions between a set of SNPs. In this manner,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15">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15">The biological knowledge used by the Biofilter is derived from various sources which are identified as “Meta Groups” as well as optional user defined groupings. Currently, the data-sources represented include: Gene Ontology, KEGG, Net Path, pfam, Reactome and PharmGKB, drawn from the supporting biological database, which we have called the Library of Knowledge Integrattion (LOKI).</text:p>
        <text:p text:style-name="P55">There are two basic types of data sources. Disease-dependent sources are user defined and relate a gene to the disease phenotype being studied (i.e. previously associated SNP). <text:s/>Using the appropriate group file format, disease-dependent genes can be included as a list or combined into multiple groups and relationships. <text:s/>Characterizing disease-dependent genes impacts the implication score; the score is calculated so that more weight is given to models pertaining to the specified input. <text:s/>Disease independent sources link more than one gene together. <text:s/>The goal is to identify pairs of genes with some prior evidence of putative epistasis. <text:s/>The databases collectively referred to as LOKI are disease independent sources, because they provide key relationships between genes in important biological processes (Bush 2009). <text:s/>However, the user can also define additional custom disease-independent groups.</text:p>
        <text:p text:style-name="P15"><text:span text:style-name="T25">Users can provide a set of SNPs that reflect the platform on which their analysis will be run. This can be a GWAS platform such as Illumina Human 1M-DUo BeadChip or one designed for the user’s specific study (see Input File Formats: </text:span><text:span text:style-name="T25"><text:bookmark-ref text:reference-format="text" text:ref-name="__RefHeading__541_1106887530">SNP List</text:bookmark-ref></text:span><text:span text:style-name="T25"> and </text:span><text:span text:style-name="T25"><text:bookmark-ref text:reference-format="text" text:ref-name="__RefHeading__882_1106887530">Variant List</text:bookmark-ref></text:span><text:span text:style-name="T25">). <text:s text:c="2"/>If a SNP in the input file does not exist according to Biofilter, it is ignored in the analysis and added to the </text:span><text:span text:style-name="T25"><text:bookmark-ref text:reference-format="text" text:ref-name="__RefHeading__6966_2006864917">Missing SNPs</text:bookmark-ref></text:span><text:span text:style-name="T25"> file. As a result, only those SNPs available in the Biofilter’s local copy will be considered. All variants in the variant list input would be included because there is no internal representation of all possible base pair positions that contain SNPs. <text:s/></text:span></text:p>
        <text:h text:style-name="Heading_20_2" text:outline-level="2">Calculation of Implication Index</text:h>
        <text:p text:style-name="Text_20_body">To rank the strength of the potential interactions, Biofilter uses an implication score, which is a measure of how many times the two genes or SNPs in the model are associated with each other. <text:s/>Since SNP/SNP models are generated from the gene/gene models, the implication index of a SNP/SNP model is defined by the generating gene/gene model's implication index.</text:p>
        <text:p text:style-name="Text_20_body"><text:soft-page-break/>For a gene/gene model, the implication index is calculated by counting the number of unique sources that associate the two genes. <text:s/>When a pair of genes are contained in the same group twice or more in the same source, the implication index is increased by 1 for each group for disease-dependent sources and by the value given by <text:bookmark-ref text:reference-format="text" text:ref-name="__RefHeading__24801_607574221">IMPLICATION_IDX_DUPLICATE_WEIGHT</text:bookmark-ref> for each group in a disease-independent source. <text:s/>As an example, if <text:bookmark-ref text:reference-format="text" text:ref-name="__RefHeading__24801_607574221">IMPLICATION_IDX_DUPLICATE_WEIGHT</text:bookmark-ref> was 0.25 and two genes were in three groups from a disease independent source and two groups from a disease dependent source, the implication index would be 3.5 ([1 + 0.5*(3-1)] + [1 + 1*(2-1)]).</text:p>
        <text:h text:style-name="P26" text:outline-level="1"><text:bookmark text:name="__RefHeading__17414_607574221"/>Output Files<text:bookmark-end text:name="__RefHeading__17414_607574221"/></text:h>
        <text:p text:style-name="Text_20_body">The output files that Biofilter produces are typically delimited ASCII text files. <text:s text:c="2"/>The files are differentiated by their suffix, which is given in each section. <text:s/>The naming convention for the files is “&lt;prefix&gt;-&lt;suffix&gt;”, where the prefix is either given in the configuration file or is the name of the configuration file with any extensions removed.</text:p>
        <text:p text:style-name="Text_20_body">Occasionally, reports will have more information available using the <text:bookmark-ref text:reference-format="text" text:ref-name="__RefHeading__106_1106887530">DETAILED_REPORTS</text:bookmark-ref> configuration option. <text:s/>This additional information will typically be included as extra columns in a report, and they will be indicated as such, but the given examples will not be shown.</text:p>
        <text:h text:style-name="Heading_20_2" text:outline-level="2"><text:bookmark text:name="__RefHeading__2450_1106887530"/>Marker Info Report<text:bookmark-end text:name="__RefHeading__2450_1106887530"/></text:h>
        <text:p text:style-name="Text_20_body">Suffix: <text:span text:style-name="T12">marker-info.map</text:span></text:p>
        <text:p text:style-name="Text_20_body"><text:span text:style-name="T11">This file gives the list of all SNPs used in the generation of models in Biofilter. <text:s/>When generating SNP/SNP models, this file will always be produced, regardless of the </text:span><text:span text:style-name="T11"><text:bookmark-ref text:reference-format="text" text:ref-name="__RefHeading__84_1106887530">MARKER_INFO_REPORT</text:bookmark-ref></text:span><text:span text:style-name="T11"> configuration setting. <text:s/>The file is a tab-delimited text file with the following columns:</text:span></text:p>
        <text:list xml:id="list1133190495" text:style-name="L2">
          <text:list-item>
            <text:p text:style-name="P38">ID<text:line-break/><text:span text:style-name="T11">This column lists the unique identifier for the given marker. <text:s/>Typically, this is an RSID, but if using </text:span><text:span text:style-name="T11"><text:bookmark-ref text:reference-format="text" text:ref-name="__RefHeading__229_1106887530">MAP_SOURCE</text:bookmark-ref></text:span><text:span text:style-name="T11">, this is the ID given in the input file.</text:span></text:p>
          </text:list-item>
          <text:list-item>
            <text:p text:style-name="P38">Chrom<text:line-break/><text:span text:style-name="T11">The chromosome of the marker.</text:span></text:p>
          </text:list-item>
          <text:list-item>
            <text:p text:style-name="P38">Pos<text:line-break/><text:span text:style-name="T11">The base pair location of the marker.</text:span></text:p>
          </text:list-item>
          <text:list-item>
            <text:p text:style-name="P38">Index<text:span text:style-name="T11"><text:line-break/>This column lists the internal index of the marker. <text:s/>This is used in the SNP/SNP model report, as seen in the </text:span><text:span text:style-name="T11"><text:bookmark-ref text:reference-format="text" text:ref-name="__RefHeading__2835_1106887530">SNP/SNP Models</text:bookmark-ref></text:span><text:span text:style-name="T11"> section.</text:span></text:p>
          </text:list-item>
          <text:list-item>
            <text:p text:style-name="P48">Role<text:span text:style-name="T22"> </text:span><text:span text:style-name="T23">(Detailed Reports only)<text:line-break/>The final column will list the role of the SNP, as found in the LOKI database.</text:span></text:p>
          </text:list-item>
        </text:list>
        <text:p text:style-name="Input_2f_Output">ID<text:tab/> Chrom<text:tab/>Pos<text:tab/>Index</text:p>
        <text:p text:style-name="Input_2f_Output">RS1<text:tab/> 1<text:tab/><text:tab/>7<text:tab/>0</text:p>
        <text:p text:style-name="Input_2f_Output">RS2<text:tab/> 1<text:tab/><text:tab/>14<text:tab/>1</text:p>
        <text:p text:style-name="Input_2f_Output">RS3<text:tab/> 1<text:tab/><text:tab/>21<text:tab/>2</text:p>
        <text:p text:style-name="Input_2f_Output">RS5<text:tab/> 1<text:tab/><text:tab/>35<text:tab/>3</text:p>
        <text:p text:style-name="Input_2f_Output">RS7<text:tab/> 1<text:tab/><text:tab/>49<text:tab/>4</text:p>
        <text:p text:style-name="Input_2f_Output">RS11<text:tab/> 1<text:tab/><text:tab/>77<text:tab/>5</text:p>
        <text:p text:style-name="Input_2f_Output">RS23<text:tab/> 2<text:tab/><text:tab/>21<text:tab/>6</text:p>
        <text:h text:style-name="Heading_20_2" text:outline-level="2">Region Details Report</text:h>
        <text:p text:style-name="Text_20_body">Suffix: <text:span text:style-name="T12">gene-report.csv</text:span></text:p>
        <text:p text:style-name="P15">This file is a comma-separated text file that lists all of the pertinent information about the genes used in Biofilter. <text:s/>The output is very similar to the <text:bookmark-ref text:reference-format="text" text:ref-name="__RefHeading__2600_1106887530">Gene Definition</text:bookmark-ref> report, except that SNPs are only printed <text:soft-page-break/>when detailed reports are used, and this report may be produced independently of generating gene/gene models. <text:s/>The columns in this report are:</text:p>
        <text:list xml:id="list1656153218" text:style-name="L3">
          <text:list-item>
            <text:p text:style-name="P39">Gene Name<text:line-break/><text:span text:style-name="T11">The first column holds the canonical name of the gene.</text:span></text:p>
          </text:list-item>
          <text:list-item>
            <text:p text:style-name="P39">Chrom<text:line-break/>T<text:span text:style-name="T11">he second column lists the chromosome that the gene can be found on.</text:span></text:p>
          </text:list-item>
          <text:list-item>
            <text:p text:style-name="P39">Eff. Start, Eff. Stop<text:line-break/><text:span text:style-name="T11">Columns 3 and 4 list the population-specific base pair boundaries of the gene being looked at.</text:span></text:p>
          </text:list-item>
          <text:list-item>
            <text:p text:style-name="P39">True Start, True Stop<text:line-break/><text:span text:style-name="T11">Columns 5 and 6 list the canonical (NO-LD population) base pair boundaries of the gene.</text:span></text:p>
          </text:list-item>
          <text:list-item>
            <text:p text:style-name="P39">Alias List<text:line-break/><text:span text:style-name="T11">Column 7 lists all available aliases of the gene, separated by a colon (:). <text:s/>Note that ambiguous aliases are listed in this list.</text:span></text:p>
          </text:list-item>
          <text:list-item>
            <text:p text:style-name="P49">SNPs<text:span text:style-name="T23"> (Detailed Reports only)<text:line-break/>The final column lists the IDs of the SNPs that are associated with this gene, separated by a colon (:). <text:s/>Note that this column gives the IDs of the SNP as opposed to the internal SNP index.</text:span></text:p>
          </text:list-item>
        </text:list>
        <text:p text:style-name="P4">Gene Name,<text:tab/>Chrom,<text:tab/>Eff. Start,<text:tab/>Eff. Stop,<text:tab/>True Start,<text:tab/>True Stop,<text:tab/>Alias List</text:p>
        <text:p text:style-name="P4">G1,<text:tab/>1 ,<text:tab/>5,<text:tab/>15,<text:tab/>5,<text:tab/>15,<text:tab/>G1:R1</text:p>
        <text:p text:style-name="P4">G2,<text:tab/>1 ,<text:tab/>25,<text:tab/>35,<text:tab/>25,<text:tab/>35,<text:tab/>G2:G23:R2</text:p>
        <text:p text:style-name="P4">G3,<text:tab/>1 ,<text:tab/>45,<text:tab/>55,<text:tab/>45,<text:tab/>55,<text:tab/>G23:G3:R3</text:p>
        <text:p text:style-name="P4">G5,<text:tab/>1 ,<text:tab/>30,<text:tab/>50,<text:tab/>30,<text:tab/>50,<text:tab/>G5:R5</text:p>
        <text:h text:style-name="Heading_20_2" text:outline-level="2"><text:bookmark text:name="__RefHeading__2522_1106887530"/>SNP Report<text:bookmark-end text:name="__RefHeading__2522_1106887530"/></text:h>
        <text:p text:style-name="Text_20_body">Suffix: <text:span text:style-name="T12">snp-report.csv</text:span></text:p>
        <text:p text:style-name="P14">This file is a comma-separated text file that lists the relationships between markers and genes that Biofilter finds in the LOKI database. <text:s/>The file has the following columns:</text:p>
        <text:list xml:id="list402208185" text:style-name="L4">
          <text:list-item>
            <text:p text:style-name="P40">Chrom<text:line-break/><text:span text:style-name="T11">The chromosome of the marker.</text:span></text:p>
          </text:list-item>
          <text:list-item>
            <text:p text:style-name="P40">RSID<text:line-break/><text:span text:style-name="T11">The unique identifier of the marker. <text:s/>Usually, this will be an RSID, but when </text:span><text:span text:style-name="T11"><text:bookmark-ref text:reference-format="text" text:ref-name="__RefHeading__229_1106887530">MAP_SOURCE</text:bookmark-ref></text:span><text:span text:style-name="T11"> is used, this is the identification string given to Biofilter.</text:span></text:p>
          </text:list-item>
          <text:list-item>
            <text:p text:style-name="P40">Gene Name<text:line-break/><text:span text:style-name="T11">A colon-separated list of all of the canonical names of the genes that contain the given marker.</text:span></text:p>
          </text:list-item>
          <text:list-item>
            <text:p text:style-name="P40">(Other Gene Name...)<text:line-break/><text:span text:style-name="T19">Unknown column</text:span></text:p>
          </text:list-item>
        </text:list>
        <text:p text:style-name="Input_2f_Output">Chrom,<text:tab/>RSID,<text:tab/>Gene Name,(Other Gene Name...)</text:p>
        <text:p text:style-name="Input_2f_Output">1 ,<text:tab/><text:tab/>RS1,<text:tab/></text:p>
        <text:p text:style-name="Input_2f_Output">1 ,<text:tab/><text:tab/>RS2,<text:tab/><text:tab/>G1</text:p>
        <text:p text:style-name="Input_2f_Output">1 ,<text:tab/><text:tab/>RS3,</text:p>
        <text:p text:style-name="Input_2f_Output">1 ,<text:tab/><text:tab/>RS5,<text:tab/><text:tab/>G2:G5</text:p>
        <text:p text:style-name="Input_2f_Output">1 ,<text:tab/><text:tab/>RS7,<text:tab/><text:tab/>G5</text:p>
        <text:p text:style-name="Input_2f_Output">1 ,<text:tab/><text:tab/>RS11,<text:tab/>G4</text:p>
        <text:p text:style-name="Input_2f_Output">2 ,<text:tab/><text:tab/>RS23,<text:tab/>G6</text:p>
        <text:h text:style-name="Heading_20_2" text:outline-level="2"><text:bookmark text:name="__RefHeading__2524_1106887530"/><text:soft-page-break/>SNP/Gene Relationship Report<text:bookmark-end text:name="__RefHeading__2524_1106887530"/></text:h>
        <text:p text:style-name="Text_20_body">Suffix: <text:span text:style-name="T12">snp-gene-map.csv</text:span></text:p>
        <text:p text:style-name="P14">This file is a comma-delimited text file that details the location of the SNPs in relation to the associated genes. <text:s/>While a SNP is typically considered to be “inside” a gene, when using multiple populations, it is helpful to differentiate the term to describe if a SNP was included due to inclusion in the canonical gene or rather due to the gene expansion. <text:s/>The columns of the file are:</text:p>
        <text:list xml:id="list1769832945" text:style-name="L5">
          <text:list-item>
            <text:p text:style-name="P41">Chrom<text:line-break/><text:span text:style-name="T11">The cromosome of the marker.</text:span></text:p>
          </text:list-item>
          <text:list-item>
            <text:p text:style-name="P51"><text:span text:style-name="T12">RSID<text:line-break/></text:span><text:span text:style-name="T11">The unique identifier of the marker. <text:s/>Usually, this will be an RSID, but when </text:span><text:span text:style-name="T11"><text:bookmark-ref text:reference-format="text" text:ref-name="__RefHeading__229_1106887530">MAP_SOURCE</text:bookmark-ref></text:span><text:span text:style-name="T11"> is used, this is the identification string given to Biofilter.</text:span></text:p>
          </text:list-item>
          <text:list-item>
            <text:p text:style-name="P41">Gene Name<text:line-break/><text:span text:style-name="T11">The name of the gene containing the marker. <text:s/>Note that if a given marker is in multiple genes, each SNP/gene combination will be on a separate line, as the location within the gene may be different for each SNP/gene pair.</text:span></text:p>
          </text:list-item>
          <text:list-item>
            <text:p text:style-name="P41">Location w/in Gene<text:line-break/><text:span text:style-name="T11">This describes the location of the marker within the associated gene. <text:s/>This value can take one of the following values:</text:span></text:p>
            <text:list>
              <text:list-item>
                <text:p text:style-name="P41">Interior<text:line-break/><text:span text:style-name="T11">The SNP is located both within the canonical (NO-LD population) boundaries of the gene as well as the boundaries of the gene defined by the population. <text:s/>Note: when using the NO-LD population, this is the only valid value for this column.</text:span></text:p>
              </text:list-item>
              <text:list-item>
                <text:p text:style-name="P41">Flanking<text:line-break/><text:span text:style-name="T11">The SNP is located outside the canonical boundaries of the gene, but inside the population specific boundaries.</text:span></text:p>
              </text:list-item>
              <text:list-item>
                <text:p text:style-name="P41">Exterior<text:line-break/><text:span text:style-name="T11">The SNP is located outside the population specific boundaries of the gene. <text:s/>This should only be seen if the SNP was explicitly linked to the gene in question (which is currently not available as of Biofilter v1.1).</text:span></text:p>
              </text:list-item>
            </text:list>
          </text:list-item>
        </text:list>
        <text:p text:style-name="Input_2f_Output">Chrom,<text:tab/>RSID,<text:tab/>Gene Name,<text:tab/>Location w/in Gene</text:p>
        <text:p text:style-name="Input_2f_Output">1,<text:tab/><text:tab/>RS2,<text:tab/><text:tab/>G1,<text:tab/><text:tab/><text:tab/>Interior</text:p>
        <text:p text:style-name="Input_2f_Output">1,<text:tab/><text:tab/>RS5,<text:tab/><text:tab/>G2,<text:tab/><text:tab/><text:tab/>Interior</text:p>
        <text:p text:style-name="Input_2f_Output">1,<text:tab/><text:tab/>RS5,<text:tab/><text:tab/>G5,<text:tab/><text:tab/><text:tab/>Interior</text:p>
        <text:p text:style-name="Input_2f_Output">1,<text:tab/><text:tab/>RS7,<text:tab/><text:tab/>G5,<text:tab/><text:tab/><text:tab/>Interior</text:p>
        <text:p text:style-name="Input_2f_Output">1,<text:tab/><text:tab/>RS11,<text:tab/>G4,<text:tab/><text:tab/><text:tab/>Flanking</text:p>
        <text:p text:style-name="Input_2f_Output">2,<text:tab/><text:tab/>RS23,<text:tab/>G6,<text:tab/><text:tab/><text:tab/>Flanking</text:p>
        <text:h text:style-name="Heading_20_2" text:outline-level="2"><text:bookmark text:name="__RefHeading__2837_1106887530"/>Gene/Gene Models<text:bookmark-end text:name="__RefHeading__2837_1106887530"/></text:h>
        <text:p text:style-name="P14">Suffix: <text:span text:style-name="T12">model-archive.gene-gene</text:span></text:p>
        <text:p text:style-name="P14">This report is a tab-delimited text file containing the list of the gene-gene models that were produced by Biofilter based on the configuration options. <text:s/>The gene IDs that are given in this file are the internal <text:soft-page-break/>IDs used by Biofilter, and they can be translated into actual gene names through the use of the <text:bookmark-ref text:reference-format="text" text:ref-name="__RefHeading__2600_1106887530">Gene Definition</text:bookmark-ref> report, which will always be given when this output is produced.</text:p>
        <text:p text:style-name="P14">The columns of the file are:</text:p>
        <text:list xml:id="list1867769081" text:style-name="L6">
          <text:list-item>
            <text:p text:style-name="P42">Gene 1, Gene 2<text:span text:style-name="T11"><text:line-break/>The first two columns are the internal indices of the genes for the given model. <text:s/>The indices can be converted to actual genes through the use of the </text:span><text:span text:style-name="T11"><text:bookmark-ref text:reference-format="text" text:ref-name="__RefHeading__2600_1106887530">Gene Definition</text:bookmark-ref></text:span><text:span text:style-name="T11"> report.</text:span></text:p>
          </text:list-item>
          <text:list-item>
            <text:p text:style-name="P42">Implication Index<text:line-break/><text:span text:style-name="T11">The third column lists the implication index of the model. <text:s/>See the </text:span><text:span text:style-name="T11"><text:bookmark-ref text:reference-format="text" text:ref-name="__RefHeading__4075_607574221">Model Production</text:bookmark-ref></text:span><text:span text:style-name="T11"> section for details on how the implication index is calculated.</text:span></text:p>
          </text:list-item>
        </text:list>
        <text:p text:style-name="P14">Example file:</text:p>
        <text:p text:style-name="Input_2f_Output">Gene 1<text:tab/>Gene 2<text:tab/>Implication Index</text:p>
        <text:p text:style-name="Input_2f_Output">0<text:tab/><text:tab/>1<text:tab/><text:tab/>2</text:p>
        <text:p text:style-name="Input_2f_Output">1<text:tab/><text:tab/>2<text:tab/><text:tab/>1</text:p>
        <text:h text:style-name="Heading_20_2" text:outline-level="2"><text:bookmark text:name="__RefHeading__2600_1106887530"/>Gene Definition<text:bookmark-end text:name="__RefHeading__2600_1106887530"/></text:h>
        <text:p text:style-name="Text_20_body">Suffix: <text:span text:style-name="T12">model-archive.genes</text:span></text:p>
        <text:p text:style-name="P14">This report is a tab-delimited text file containing the list of genes used in model production by Biofilter. <text:s/>This list will contain all genes that contain at least one SNP from the input data source, and the columns are as follows:</text:p>
        <text:list xml:id="list233180760" text:style-name="L7">
          <text:list-item>
            <text:p text:style-name="P43">Gene Idx<text:line-break/><text:span text:style-name="T11">Column 1 lists the gene index used in the Gene/Gene models. <text:s/>This is the internal index used by Biofilter, and this file gives the conversion from gene index to actual gene.</text:span></text:p>
          </text:list-item>
          <text:list-item>
            <text:p text:style-name="P43">Name<text:line-break/><text:span text:style-name="T11">The canonical name of the gene</text:span></text:p>
          </text:list-item>
          <text:list-item>
            <text:p text:style-name="P43">True Begin, True End<text:line-break/><text:span text:style-name="T11">Columns 3 and 4 list the canonical (NO-LD) boundaries of the gene, in base pair locations.</text:span></text:p>
          </text:list-item>
          <text:list-item>
            <text:p text:style-name="P43">Eff. Begin, Eff. End<text:line-break/><text:span text:style-name="T11">Columns 5 and 6 list the population specific boundaries of the gene. <text:s/>When using the NO-LD population, these columns should be identical to columns 3 and 4.</text:span></text:p>
          </text:list-item>
          <text:list-item>
            <text:p text:style-name="P43">Groups<text:line-break/><text:span text:style-name="T11">This column lists all of the groups that this gene has been found in. <text:s/>The groups are separated by source by a pipe (|). <text:s/>Within each source, the group ids are separated by either an exclamation point (!) for disease independent sources, or a tilde (~) for disease dependent sources. <text:s/>The first group in a source is always prefixed with the appropriate separator so the user can determine the correct category of source even if there is only one group from the source.</text:span></text:p>
          </text:list-item>
          <text:list-item>
            <text:p text:style-name="P43">Aliases<text:line-break/><text:span text:style-name="T11">Column 8 lists all of the aliases available for the gene, separated by a pipe (|). <text:s/>This list even includes potentially ambiguous aliases for this gene.</text:span></text:p>
          </text:list-item>
          <text:list-item>
            <text:p text:style-name="P43"><text:soft-page-break/>SNPs<text:line-break/><text:span text:style-name="T11">Column 9 lists the indexes of the SNPs included in this gene, separated by a pipe (|). <text:s/>See </text:span><text:span text:style-name="T11"><text:bookmark-ref text:reference-format="text" text:ref-name="__RefHeading__2450_1106887530">Marker Info Report</text:bookmark-ref></text:span><text:span text:style-name="T11"> for details on converting a SNP index to an RSID.</text:span></text:p>
          </text:list-item>
        </text:list>
        <text:p text:style-name="P6">Gene Idx<text:tab/>Name<text:tab/>True Begin<text:tab/>True End<text:tab/>Eff. Begin<text:tab/>Eff. End<text:tab/>Groups<text:tab/>Aliases<text:tab/>SNPs</text:p>
        <text:p text:style-name="P6">0<text:tab/>G1<text:tab/>5<text:tab/>15<text:tab/>5<text:tab/>15<text:tab/>!1!2|~5<text:tab/>G1|R1<text:tab/>0|1</text:p>
        <text:p text:style-name="P6">1<text:tab/>G2<text:tab/>25<text:tab/>35<text:tab/>25<text:tab/>35<text:tab/>!1|!3<text:tab/>G2|G23|R2<text:tab/>3</text:p>
        <text:p text:style-name="P6">2<text:tab/>G3<text:tab/>45<text:tab/>55<text:tab/>45<text:tab/>55<text:tab/>!2<text:tab/>G23|G3|R3<text:tab/>4</text:p>
        <text:p text:style-name="P6">3<text:tab/>G5<text:tab/>30<text:tab/>50<text:tab/>30<text:tab/>50<text:tab/><text:tab/>G5|R5<text:tab/>3|4</text:p>
        <text:h text:style-name="Heading_20_2" text:outline-level="2"><text:bookmark text:name="__RefHeading__2835_1106887530"/>SNP/SNP Models<text:bookmark-end text:name="__RefHeading__2835_1106887530"/></text:h>
        <text:p text:style-name="Text_20_body">Suffix: <text:span text:style-name="T12">model-archive.snp-snp</text:span></text:p>
        <text:p text:style-name="P14">This file is a tab-delimited listing of all of the SNP/SNP models generated by Biofilter. <text:s/>The models are organized by implication index, and the file has the following columns:</text:p>
        <text:list xml:id="list1758793515" text:style-name="L8">
          <text:list-item>
            <text:p text:style-name="P44">SNP 1, SNP 2<text:line-break/><text:span text:style-name="T11">The first two columns list the SNP indices of the SNPs in the given model. <text:s/>See </text:span><text:span text:style-name="T11"><text:bookmark-ref text:reference-format="text" text:ref-name="__RefHeading__2450_1106887530">Marker Info Report</text:bookmark-ref></text:span><text:span text:style-name="T11"> for information on converting the SNP index to an RSID.</text:span></text:p>
          </text:list-item>
          <text:list-item>
            <text:p text:style-name="P44">Implication Index<text:line-break/><text:span text:style-name="T11">This is the implication index of the model, which is a proxy for the strength of the model. <text:s/>See </text:span><text:span text:style-name="T11"><text:bookmark-ref text:reference-format="text" text:ref-name="__RefHeading__4075_607574221">Model Production</text:bookmark-ref></text:span><text:span text:style-name="T11"> for details on the calculation of the implication index.</text:span></text:p>
          </text:list-item>
        </text:list>
        <text:p text:style-name="Input_2f_Output">SNP 1<text:tab/>SNP 2<text:tab/>Implication Index</text:p>
        <text:p text:style-name="Input_2f_Output">0<text:tab/><text:tab/>3<text:tab/><text:tab/>2</text:p>
        <text:p text:style-name="Input_2f_Output">1<text:tab/><text:tab/>3<text:tab/><text:tab/>2</text:p>
        <text:p text:style-name="Input_2f_Output">3<text:tab/><text:tab/>4<text:tab/><text:tab/>1</text:p>
        <text:h text:style-name="Heading_20_2" text:outline-level="2"><text:bookmark text:name="__RefHeading__9998_607574221"/>Gene Coverage Report<text:bookmark-end text:name="__RefHeading__9998_607574221"/></text:h>
        <text:p text:style-name="Text_20_body">Suffix: <text:span text:style-name="T12">gene-coverage.csv</text:span></text:p>
        <text:p text:style-name="P14">This file is a comma-delimited report produced by the <text:bookmark-ref text:reference-format="text" text:ref-name="__RefHeading__8934_607574221">--report-gene-coverage</text:bookmark-ref> command line option. <text:s/>The report contains the number of markers in each gene from platforms found using the <text:bookmark-ref text:reference-format="text" text:ref-name="__RefHeading__112_1106887530">COVERAGE_RS</text:bookmark-ref> and <text:bookmark-ref text:reference-format="text" text:ref-name="__RefHeading__142_1106887530">COVERAGE_MAP</text:bookmark-ref> configuration options. <text:s/>The user may limit the genes listed <text:s/>by passing a file of gene aliases to the <text:bookmark-ref text:reference-format="text" text:ref-name="__RefHeading__144_1106887530">GENE_REPORT</text:bookmark-ref> configuration option. <text:s/>The columns of the file are as follows:</text:p>
        <text:list xml:id="list1846650603" text:style-name="L9">
          <text:list-item>
            <text:p text:style-name="P45">Gene<text:span text:style-name="T11"><text:line-break/>The first column of the file gives the canonical name of the gene.</text:span></text:p>
          </text:list-item>
          <text:list-item>
            <text:p text:style-name="P45">Total<text:line-break/><text:span text:style-name="T11">The second column gives the total number of markers contained in all files that were given. <text:s/>Each gene should have at least one marker associated with it in this file.</text:span></text:p>
          </text:list-item>
          <text:list-item>
            <text:p text:style-name="P50">All SNPs<text:span text:style-name="T23"> (Detailed Report only)<text:line-break/>This column gives a list of the SNP IDs that are associated with the gene, separated by a colon (:). <text:s/>Note that this is combined across all input files; the contribution from individual files is given later in the report.</text:span></text:p>
          </text:list-item>
          <text:list-item>
            <text:p text:style-name="P50"><text:span text:style-name="T22">&lt;filename&gt;<text:line-break/></text:span><text:span text:style-name="T23">This column lists the total number of markers from the file associated with a gene. <text:s/>This column is repeated for each input platform given.</text:span></text:p>
          </text:list-item>
          <text:list-item>
            <text:p text:style-name="P52"><text:soft-page-break/><text:span text:style-name="T21">&lt;filename&gt; SNPs</text:span><text:span text:style-name="T23"> (Detailed Report only)<text:line-break/>This column gives the list of the SNP IDs from the file that are associated with the given gene. <text:s/>The list of IDs is separated by a colon (:).</text:span></text:p>
          </text:list-item>
        </text:list>
        <text:p text:style-name="Input_2f_Output">Gene,<text:tab/>Total,<text:tab/>test_map.txt,<text:tab/>test_snps.txt</text:p>
        <text:p text:style-name="Input_2f_Output">G1,<text:tab/><text:tab/>3,<text:tab/><text:tab/>3,<text:tab/><text:tab/><text:tab/>2</text:p>
        <text:p text:style-name="Input_2f_Output">G2,<text:tab/><text:tab/>1,<text:tab/><text:tab/>1,<text:tab/><text:tab/><text:tab/>1</text:p>
        <text:p text:style-name="Input_2f_Output">G3,<text:tab/><text:tab/>1,<text:tab/><text:tab/>1,<text:tab/><text:tab/><text:tab/>1</text:p>
        <text:p text:style-name="Input_2f_Output">G5,<text:tab/><text:tab/>2,<text:tab/><text:tab/>2,<text:tab/><text:tab/><text:tab/>2</text:p>
        <text:h text:style-name="Heading_20_2" text:outline-level="2"><text:bookmark text:name="__RefHeading__6966_2006864917"/>Missing SNPs<text:bookmark-end text:name="__RefHeading__6966_2006864917"/></text:h>
        <text:p text:style-name="Text_20_body">Suffix: <text:span text:style-name="T12">missing-snps.txt</text:span></text:p>
        <text:p text:style-name="Text_20_body"><text:span text:style-name="T11">Unlike the other output files, this is not a delimited file, and it is intended to be read by the operator. <text:s/>It lists all of the SNPs that were unable to be converted into a base pair location for use in generating models. <text:s/>This file is only produced when using the </text:span><text:span text:style-name="T11"><text:bookmark-ref text:reference-format="text" text:ref-name="__RefHeading__225_1106887530">RS_SOURCE</text:bookmark-ref></text:span><text:span text:style-name="T11"> configuration option and when at least one of the input RS numbers could not be located in the LOKI databse.</text:span></text:p>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Heading_20_2" text:outline-level="2"><text:bookmark text:name="__RefHeading__11336_607574221"/>Group List<text:bookmark-end text:name="__RefHeading__11336_607574221"/></text:h>
        <text:p text:style-name="Text_20_body">Suffix: (output to screen – use redirection)</text:p>
        <text:p text:style-name="Text_20_body">This report, produced with the “--groups” command line option, lists all of the available groups in the LOKI database that meet the search criteria. <text:s/>The output is tab-delimited text with the following columns:</text:p>
        <text:list xml:id="list2006039606" text:style-name="L10">
          <text:list-item>
            <text:p text:style-name="P46">ID<text:line-break/>T<text:span text:style-name="T11">he first column is the internal ID of the group. <text:s/>This ID can be found in the </text:span><text:span text:style-name="T11"><text:bookmark-ref text:reference-format="text" text:ref-name="__RefHeading__2600_1106887530">Gene Definition</text:bookmark-ref></text:span><text:span text:style-name="T11"> report when generating gene/gene models.</text:span></text:p>
          </text:list-item>
          <text:list-item>
            <text:p text:style-name="P46">Name<text:line-break/><text:span text:style-name="T11">The second column lists the name of the group, as given by the originating data source.</text:span></text:p>
          </text:list-item>
          <text:list-item>
            <text:p text:style-name="P46">Description<text:line-break/><text:span text:style-name="T11">The final column is the description of the pathway, as given by the original data source.</text:span></text:p>
          </text:list-item>
        </text:list>
        <text:p text:style-name="Text_20_body">An example of the output is given below. <text:s/>To save space, the description of the groups was truncated.</text:p>
        <text:p text:style-name="P7">ID<text:tab/>Name<text:tab/>Description</text:p>
        <text:p text:style-name="P7">89555<text:tab/>PF08744<text:tab/>NOZZLE is a transcription factor that (...)</text:p>
        <text:p text:style-name="P7">94454<text:tab/>PF13807<text:tab/>This domain is found between two (...)</text:p>
        <text:h text:style-name="Heading_20_2" text:outline-level="2"><text:bookmark text:name="__RefHeading__11338_607574221"/><text:soft-page-break/>Gene List<text:bookmark-end text:name="__RefHeading__11338_607574221"/></text:h>
        <text:p text:style-name="Text_20_body">Suffix: (output to screen – use redirection)</text:p>
        <text:p text:style-name="Text_20_body">This report, produced with the “--genes” command line option, lists all of the available genes in the LOKI database that meet the search criteria. <text:s/>The output is tab-delimited text with the following columns:</text:p>
        <text:list xml:id="list1084350304" text:style-name="L11">
          <text:list-item>
            <text:p text:style-name="P47">Name<text:line-break/><text:span text:style-name="T11">The first column lists the canonical name of the gene.</text:span></text:p>
          </text:list-item>
          <text:list-item>
            <text:p text:style-name="P47">Alias<text:line-break/><text:span text:style-name="T11">The second column lists an alias for this gene. <text:s/>Note that each line will have only a single gene/alias pair, so it is possible for a gene to appear on multiple lines.</text:span></text:p>
          </text:list-item>
          <text:list-item>
            <text:p text:style-name="P47">Chrom<text:line-break/><text:span text:style-name="T11">Column 3 lists the chromosome on which the gene is located.</text:span></text:p>
          </text:list-item>
          <text:list-item>
            <text:p text:style-name="P47">Start, End<text:line-break/><text:span text:style-name="T11">Columns 4 and 5 list the start and ending base pair location of the gene, respectively. <text:s/>Note that this start and stop position are for the given population, if available.</text:span></text:p>
          </text:list-item>
          <text:list-item>
            <text:p text:style-name="P47">Description<text:line-break/><text:span text:style-name="T11">Column 6 gives a description of the gene, as found in the LOKI database.</text:span></text:p>
          </text:list-item>
          <text:list-item>
            <text:p text:style-name="P47">Alias Type<text:line-break/><text:span text:style-name="T11">The final column lists the type of alias for the gene, which corresponds to the source of the information. <text:s/>As of Biofilter 1.1, the following alias types are available:</text:span></text:p>
            <text:list>
              <text:list-item>
                <text:p text:style-name="P54">Ensembl</text:p>
              </text:list-item>
              <text:list-item>
                <text:p text:style-name="P54">Protein Accession ID</text:p>
              </text:list-item>
              <text:list-item>
                <text:p text:style-name="P54">mRNA Accession ID</text:p>
              </text:list-item>
              <text:list-item>
                <text:p text:style-name="P54">Entrez ID</text:p>
              </text:list-item>
              <text:list-item>
                <text:p text:style-name="P54">Entrez Gene</text:p>
              </text:list-item>
              <text:list-item>
                <text:p text:style-name="P54">Uniprot</text:p>
              </text:list-item>
              <text:list-item>
                <text:p text:style-name="P54">Uniprot/SWISSPROT</text:p>
              </text:list-item>
            </text:list>
          </text:list-item>
        </text:list>
        <text:p text:style-name="Text_20_body">An example of the output is given below. <text:s/>For space considerations, the description of the gene is often truncated.</text:p>
        <text:p text:style-name="P3">Name<text:tab/>Alias<text:tab/>Chrom<text:tab/>S<text:span text:style-name="T24">tart<text:tab/>End<text:tab/>Description<text:tab/>Alias Type</text:span></text:p>
        <text:p text:style-name="P5">ABCF1<text:tab/>ABCF1<text:tab/>6<text:tab/>30539169<text:tab/>30559308<text:tab/>ATP-binding (...)<text:tab/>Entrez Gene</text:p>
        <text:p text:style-name="P5">BRCA1<text:tab/>BRCA1<text:tab/>17<text:tab/>41196311<text:tab/>41277499<text:tab/>breast cancer (...)<text:tab/>Entrez Gene</text:p>
        <text:p text:style-name="P5">ABCF2<text:tab/>ABCF2<text:tab/>7<text:tab/>150904922<text:tab/>150924316<text:tab/>ATP-binding (...)<text:tab/>Entrez Gene</text:p>
        <text:p text:style-name="P5">BRCA1P1<text:tab/>BRCA1P1<text:tab/>17<text:tab/>41320086<text:tab/>41321970<text:tab/>BRCA1 pseudogene 1<text:tab/>Entrez Gene</text:p>
        <text:p text:style-name="P5">ABCF3<text:tab/>ABCF3<text:tab/>3<text:tab/>183903862<text:tab/>183911794<text:tab/>ATP-binding (...)<text:tab/>Entrez Gene</text:p>
        <text:h text:style-name="Heading_20_2" text:outline-level="2"><text:bookmark text:name="__RefHeading__8600_607574221"/>Binary Files<text:bookmark-end text:name="__RefHeading__8600_607574221"/></text:h>
        <text:p text:style-name="Text_20_body">Some of the files listed above have the option of being printed in a strictly binary format to save space in the directory. <text:s/>This is especially helpful if the user is generating a large number of SNP/SNP or gene/gene models. <text:s/>To enable output in binary format, simply enable the <text:bookmark-ref text:reference-format="text" text:ref-name="__RefHeading__51_1106887530">BINARY_MODEL_ARCHIVE</text:bookmark-ref> configuration option. <text:s/>When this option is enabled, the output is written without any delimiters or headers, and an integer is printed that indicates the number of lines <text:soft-page-break/>contained within the file. <text:s/>The reports that are available in a binary format are <text:bookmark-ref text:reference-format="text" text:ref-name="__RefHeading__2837_1106887530">Gene/Gene Models</text:bookmark-ref> and <text:bookmark-ref text:reference-format="text" text:ref-name="__RefHeading__2835_1106887530">SNP/SNP Models</text:bookmark-ref>.</text:p>
        <text:p text:style-name="Text_20_body"><text:span text:style-name="T12">WARNING:</text:span><text:span text:style-name="T11"> This feature has not been well tested, and may cause compatibility issues among different machines. <text:s/>If the only issue is long-term storage space, the user may be able to compress the text output sufficiently to avert the problem.</text:span></text:p>
        <text:p text:style-name="P17"><text:bookmark-start text:name="page33"/><text:bookmark-end text:name="page33"/><text:span text:style-name="Absatz-Standardschriftart"><text:span text:style-name="T1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master-page-name="">
      <style:paragraph-properties fo:margin-left="0.25in" fo:margin-right="0in" fo:margin-top="0in" fo:margin-bottom="0.0799in" fo:text-indent="-0.25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794H38M37S</meta:editing-duration>
    <meta:generator>OpenOffice.org/3.2$Unix OpenOffice.org_project/320m19$Build-9505</meta:generator>
    <dc:date>2012-04-16T17:01:21</dc:date>
    <dc:creator>John Wallace</dc:creator>
    <meta:editing-cycles>54</meta:editing-cycles>
    <meta:document-statistic meta:table-count="1" meta:image-count="0" meta:object-count="0" meta:page-count="33" meta:paragraph-count="658" meta:word-count="8929" meta:character-count="54488"/>
  </office:meta>
</office:document-meta>
</file>